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">
            <text:p/>
          </table:table-cell>
          <table:table-cell table:style-name="pd1" office:value-type="string" office:string-value="ID_Pedido">
            <text:p>ID_Pedido</text:p>
          </table:table-cell>
          <table:table-cell table:style-name="pd1" office:value-type="string" office:string-value="Data">
            <text:p>Data</text:p>
          </table:table-cell>
          <table:table-cell table:style-name="pd1" office:value-type="string" office:string-value="ID_Item">
            <text:p>ID_Item</text:p>
          </table:table-cell>
          <table:table-cell table:style-name="pd1" office:value-type="string" office:string-value="Quantidade">
            <text:p>Quantidade</text:p>
          </table:table-cell>
          <table:table-cell table:style-name="pd1" office:value-type="string" office:string-value="Valor_Total">
            <text:p>Valor_Total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120210601">
            <text:p>120210601</text:p>
          </table:table-cell>
          <table:table-cell office:value-type="string" office:string-value="2021-06-01">
            <text:p>2021-06-01</text:p>
          </table:table-cell>
          <table:table-cell office:value-type="string" office:string-value="item C">
            <text:p>item C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20210601">
            <text:p>220210601</text:p>
          </table:table-cell>
          <table:table-cell office:value-type="string" office:string-value="2021-06-01">
            <text:p>2021-06-01</text:p>
          </table:table-cell>
          <table:table-cell office:value-type="string" office:string-value="item A">
            <text:p>item A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320210604">
            <text:p>320210604</text:p>
          </table:table-cell>
          <table:table-cell office:value-type="string" office:string-value="2021-06-04">
            <text:p>2021-06-04</text:p>
          </table:table-cell>
          <table:table-cell office:value-type="string" office:string-value="item C">
            <text:p>item C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420210604">
            <text:p>420210604</text:p>
          </table:table-cell>
          <table:table-cell office:value-type="string" office:string-value="2021-06-04">
            <text:p>2021-06-04</text:p>
          </table:table-cell>
          <table:table-cell office:value-type="string" office:string-value="item B">
            <text:p>item B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420210604">
            <text:p>420210604</text:p>
          </table:table-cell>
          <table:table-cell office:value-type="string" office:string-value="2021-06-04">
            <text:p>2021-06-04</text:p>
          </table:table-cell>
          <table:table-cell office:value-type="string" office:string-value="item C">
            <text:p>item C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520210604">
            <text:p>520210604</text:p>
          </table:table-cell>
          <table:table-cell office:value-type="string" office:string-value="2021-06-04">
            <text:p>2021-06-04</text:p>
          </table:table-cell>
          <table:table-cell office:value-type="string" office:string-value="item B">
            <text:p>item B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620210604">
            <text:p>620210604</text:p>
          </table:table-cell>
          <table:table-cell office:value-type="string" office:string-value="2021-06-04">
            <text:p>2021-06-04</text:p>
          </table:table-cell>
          <table:table-cell office:value-type="string" office:string-value="item D">
            <text:p>item D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620210605">
            <text:p>620210605</text:p>
          </table:table-cell>
          <table:table-cell office:value-type="string" office:string-value="2021-06-05">
            <text:p>2021-06-05</text:p>
          </table:table-cell>
          <table:table-cell office:value-type="string" office:string-value="item D">
            <text:p>item D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720210605">
            <text:p>720210605</text:p>
          </table:table-cell>
          <table:table-cell office:value-type="string" office:string-value="2021-06-05">
            <text:p>2021-06-05</text:p>
          </table:table-cell>
          <table:table-cell office:value-type="string" office:string-value="item B">
            <text:p>item B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820210605">
            <text:p>820210605</text:p>
          </table:table-cell>
          <table:table-cell office:value-type="string" office:string-value="2021-06-05">
            <text:p>2021-06-05</text:p>
          </table:table-cell>
          <table:table-cell office:value-type="string" office:string-value="item A">
            <text:p>item A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820210606">
            <text:p>820210606</text:p>
          </table:table-cell>
          <table:table-cell office:value-type="string" office:string-value="2021-06-06">
            <text:p>2021-06-06</text:p>
          </table:table-cell>
          <table:table-cell office:value-type="string" office:string-value="item B">
            <text:p>item B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920210606">
            <text:p>920210606</text:p>
          </table:table-cell>
          <table:table-cell office:value-type="string" office:string-value="2021-06-06">
            <text:p>2021-06-06</text:p>
          </table:table-cell>
          <table:table-cell office:value-type="string" office:string-value="item C">
            <text:p>item C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920210606">
            <text:p>920210606</text:p>
          </table:table-cell>
          <table:table-cell office:value-type="string" office:string-value="2021-06-06">
            <text:p>2021-06-06</text:p>
          </table:table-cell>
          <table:table-cell office:value-type="string" office:string-value="item B">
            <text:p>item B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920210607">
            <text:p>920210607</text:p>
          </table:table-cell>
          <table:table-cell office:value-type="string" office:string-value="2021-06-07">
            <text:p>2021-06-07</text:p>
          </table:table-cell>
          <table:table-cell office:value-type="string" office:string-value="item B">
            <text:p>item B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920210607">
            <text:p>920210607</text:p>
          </table:table-cell>
          <table:table-cell office:value-type="string" office:string-value="2021-06-07">
            <text:p>2021-06-07</text:p>
          </table:table-cell>
          <table:table-cell office:value-type="string" office:string-value="item A">
            <text:p>item A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020210609">
            <text:p>1020210609</text:p>
          </table:table-cell>
          <table:table-cell office:value-type="string" office:string-value="2021-06-09">
            <text:p>2021-06-09</text:p>
          </table:table-cell>
          <table:table-cell office:value-type="string" office:string-value="item A">
            <text:p>item 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120210609">
            <text:p>1120210609</text:p>
          </table:table-cell>
          <table:table-cell office:value-type="string" office:string-value="2021-06-09">
            <text:p>2021-06-09</text:p>
          </table:table-cell>
          <table:table-cell office:value-type="string" office:string-value="item C">
            <text:p>item C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120210609">
            <text:p>1120210609</text:p>
          </table:table-cell>
          <table:table-cell office:value-type="string" office:string-value="2021-06-09">
            <text:p>2021-06-09</text:p>
          </table:table-cell>
          <table:table-cell office:value-type="string" office:string-value="item B">
            <text:p>item B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220210610">
            <text:p>1220210610</text:p>
          </table:table-cell>
          <table:table-cell office:value-type="string" office:string-value="2021-06-10">
            <text:p>2021-06-10</text:p>
          </table:table-cell>
          <table:table-cell office:value-type="string" office:string-value="item C">
            <text:p>item C</text:p>
          </table:table-cell>
          <table:table-cell office:value-type="float" office:value="4">
            <text:p>4</text:p>
          </table:table-cell>
          <table:table-cell office:value-type="float" office:value="180">
            <text:p>18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220210610">
            <text:p>1220210610</text:p>
          </table:table-cell>
          <table:table-cell office:value-type="string" office:string-value="2021-06-10">
            <text:p>2021-06-10</text:p>
          </table:table-cell>
          <table:table-cell office:value-type="string" office:string-value="item D">
            <text:p>item D</text:p>
          </table:table-cell>
          <table:table-cell office:value-type="float" office:value="4">
            <text:p>4</text:p>
          </table:table-cell>
          <table:table-cell office:value-type="float" office:value="180">
            <text:p>18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320210611">
            <text:p>1320210611</text:p>
          </table:table-cell>
          <table:table-cell office:value-type="string" office:string-value="2021-06-11">
            <text:p>2021-06-11</text:p>
          </table:table-cell>
          <table:table-cell office:value-type="string" office:string-value="item D">
            <text:p>item D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420210611">
            <text:p>1420210611</text:p>
          </table:table-cell>
          <table:table-cell office:value-type="string" office:string-value="2021-06-11">
            <text:p>2021-06-11</text:p>
          </table:table-cell>
          <table:table-cell office:value-type="string" office:string-value="item B">
            <text:p>item B</text:p>
          </table:table-cell>
          <table:table-cell office:value-type="float" office:value="2">
            <text:p>2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420210611">
            <text:p>1420210611</text:p>
          </table:table-cell>
          <table:table-cell office:value-type="string" office:string-value="2021-06-11">
            <text:p>2021-06-11</text:p>
          </table:table-cell>
          <table:table-cell office:value-type="string" office:string-value="item D">
            <text:p>item D</text:p>
          </table:table-cell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420210612">
            <text:p>1420210612</text:p>
          </table:table-cell>
          <table:table-cell office:value-type="string" office:string-value="2021-06-12">
            <text:p>2021-06-12</text:p>
          </table:table-cell>
          <table:table-cell office:value-type="string" office:string-value="item B">
            <text:p>item B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420210612">
            <text:p>1420210612</text:p>
          </table:table-cell>
          <table:table-cell office:value-type="string" office:string-value="2021-06-12">
            <text:p>2021-06-12</text:p>
          </table:table-cell>
          <table:table-cell office:value-type="string" office:string-value="item D">
            <text:p>item D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420210612">
            <text:p>1420210612</text:p>
          </table:table-cell>
          <table:table-cell office:value-type="string" office:string-value="2021-06-12">
            <text:p>2021-06-12</text:p>
          </table:table-cell>
          <table:table-cell office:value-type="string" office:string-value="item A">
            <text:p>item A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420210613">
            <text:p>1420210613</text:p>
          </table:table-cell>
          <table:table-cell office:value-type="string" office:string-value="2021-06-13">
            <text:p>2021-06-13</text:p>
          </table:table-cell>
          <table:table-cell office:value-type="string" office:string-value="item A">
            <text:p>item A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520210613">
            <text:p>1520210613</text:p>
          </table:table-cell>
          <table:table-cell office:value-type="string" office:string-value="2021-06-13">
            <text:p>2021-06-13</text:p>
          </table:table-cell>
          <table:table-cell office:value-type="string" office:string-value="item D">
            <text:p>item D</text:p>
          </table:table-cell>
          <table:table-cell office:value-type="float" office:value="3">
            <text:p>3</text:p>
          </table:table-cell>
          <table:table-cell office:value-type="float" office:value="205">
            <text:p>205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520210613">
            <text:p>1520210613</text:p>
          </table:table-cell>
          <table:table-cell office:value-type="string" office:string-value="2021-06-13">
            <text:p>2021-06-13</text:p>
          </table:table-cell>
          <table:table-cell office:value-type="string" office:string-value="item C">
            <text:p>item C</text:p>
          </table:table-cell>
          <table:table-cell office:value-type="float" office:value="4">
            <text:p>4</text:p>
          </table:table-cell>
          <table:table-cell office:value-type="float" office:value="205">
            <text:p>205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520210613">
            <text:p>1520210613</text:p>
          </table:table-cell>
          <table:table-cell office:value-type="string" office:string-value="2021-06-13">
            <text:p>2021-06-13</text:p>
          </table:table-cell>
          <table:table-cell office:value-type="string" office:string-value="item D">
            <text:p>item D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620210613">
            <text:p>1620210613</text:p>
          </table:table-cell>
          <table:table-cell office:value-type="string" office:string-value="2021-06-13">
            <text:p>2021-06-13</text:p>
          </table:table-cell>
          <table:table-cell office:value-type="string" office:string-value="item B">
            <text:p>item B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620210613">
            <text:p>1620210613</text:p>
          </table:table-cell>
          <table:table-cell office:value-type="string" office:string-value="2021-06-13">
            <text:p>2021-06-13</text:p>
          </table:table-cell>
          <table:table-cell office:value-type="string" office:string-value="item D">
            <text:p>item D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720210614">
            <text:p>1720210614</text:p>
          </table:table-cell>
          <table:table-cell office:value-type="string" office:string-value="2021-06-14">
            <text:p>2021-06-14</text:p>
          </table:table-cell>
          <table:table-cell office:value-type="string" office:string-value="item B">
            <text:p>item B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820210614">
            <text:p>1820210614</text:p>
          </table:table-cell>
          <table:table-cell office:value-type="string" office:string-value="2021-06-14">
            <text:p>2021-06-14</text:p>
          </table:table-cell>
          <table:table-cell office:value-type="string" office:string-value="item D">
            <text:p>item D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820210615">
            <text:p>1820210615</text:p>
          </table:table-cell>
          <table:table-cell office:value-type="string" office:string-value="2021-06-15">
            <text:p>2021-06-15</text:p>
          </table:table-cell>
          <table:table-cell office:value-type="string" office:string-value="item D">
            <text:p>item D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820210615">
            <text:p>1820210615</text:p>
          </table:table-cell>
          <table:table-cell office:value-type="string" office:string-value="2021-06-15">
            <text:p>2021-06-15</text:p>
          </table:table-cell>
          <table:table-cell office:value-type="string" office:string-value="item B">
            <text:p>item B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820210615">
            <text:p>1820210615</text:p>
          </table:table-cell>
          <table:table-cell office:value-type="string" office:string-value="2021-06-15">
            <text:p>2021-06-15</text:p>
          </table:table-cell>
          <table:table-cell office:value-type="string" office:string-value="item D">
            <text:p>item D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920210618">
            <text:p>1920210618</text:p>
          </table:table-cell>
          <table:table-cell office:value-type="string" office:string-value="2021-06-18">
            <text:p>2021-06-18</text:p>
          </table:table-cell>
          <table:table-cell office:value-type="string" office:string-value="item C">
            <text:p>item C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2020210618">
            <text:p>2020210618</text:p>
          </table:table-cell>
          <table:table-cell office:value-type="string" office:string-value="2021-06-18">
            <text:p>2021-06-18</text:p>
          </table:table-cell>
          <table:table-cell office:value-type="string" office:string-value="item B">
            <text:p>item B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2120210618">
            <text:p>2120210618</text:p>
          </table:table-cell>
          <table:table-cell office:value-type="string" office:string-value="2021-06-18">
            <text:p>2021-06-18</text:p>
          </table:table-cell>
          <table:table-cell office:value-type="string" office:string-value="item D">
            <text:p>item D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2120210618">
            <text:p>2120210618</text:p>
          </table:table-cell>
          <table:table-cell office:value-type="string" office:string-value="2021-06-18">
            <text:p>2021-06-18</text:p>
          </table:table-cell>
          <table:table-cell office:value-type="string" office:string-value="item B">
            <text:p>item B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</table:table-row>
        <table:table-row>
          <table:table-cell office:value-type="float" office:value="41">
            <text:p>41</text:p>
          </table:table-cell>
          <table:table-cell office:value-type="float" office:value="2220210618">
            <text:p>2220210618</text:p>
          </table:table-cell>
          <table:table-cell office:value-type="string" office:string-value="2021-06-18">
            <text:p>2021-06-18</text:p>
          </table:table-cell>
          <table:table-cell office:value-type="string" office:string-value="item A">
            <text:p>item A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>
          <table:table-cell office:value-type="float" office:value="42">
            <text:p>42</text:p>
          </table:table-cell>
          <table:table-cell office:value-type="float" office:value="2320210619">
            <text:p>2320210619</text:p>
          </table:table-cell>
          <table:table-cell office:value-type="string" office:string-value="2021-06-19">
            <text:p>2021-06-19</text:p>
          </table:table-cell>
          <table:table-cell office:value-type="string" office:string-value="item B">
            <text:p>item B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</table:table-row>
        <table:table-row>
          <table:table-cell office:value-type="float" office:value="43">
            <text:p>43</text:p>
          </table:table-cell>
          <table:table-cell office:value-type="float" office:value="2420210619">
            <text:p>2420210619</text:p>
          </table:table-cell>
          <table:table-cell office:value-type="string" office:string-value="2021-06-19">
            <text:p>2021-06-19</text:p>
          </table:table-cell>
          <table:table-cell office:value-type="string" office:string-value="item C">
            <text:p>item C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44">
            <text:p>44</text:p>
          </table:table-cell>
          <table:table-cell office:value-type="float" office:value="2520210619">
            <text:p>2520210619</text:p>
          </table:table-cell>
          <table:table-cell office:value-type="string" office:string-value="2021-06-19">
            <text:p>2021-06-19</text:p>
          </table:table-cell>
          <table:table-cell office:value-type="string" office:string-value="item B">
            <text:p>item B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</table:table-row>
        <table:table-row>
          <table:table-cell office:value-type="float" office:value="45">
            <text:p>45</text:p>
          </table:table-cell>
          <table:table-cell office:value-type="float" office:value="2620210620">
            <text:p>2620210620</text:p>
          </table:table-cell>
          <table:table-cell office:value-type="string" office:string-value="2021-06-20">
            <text:p>2021-06-20</text:p>
          </table:table-cell>
          <table:table-cell office:value-type="string" office:string-value="item B">
            <text:p>item B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</table:table-row>
        <table:table-row>
          <table:table-cell office:value-type="float" office:value="46">
            <text:p>46</text:p>
          </table:table-cell>
          <table:table-cell office:value-type="float" office:value="2720210620">
            <text:p>2720210620</text:p>
          </table:table-cell>
          <table:table-cell office:value-type="string" office:string-value="2021-06-20">
            <text:p>2021-06-20</text:p>
          </table:table-cell>
          <table:table-cell office:value-type="string" office:string-value="item D">
            <text:p>item D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47">
            <text:p>47</text:p>
          </table:table-cell>
          <table:table-cell office:value-type="float" office:value="2820210620">
            <text:p>2820210620</text:p>
          </table:table-cell>
          <table:table-cell office:value-type="string" office:string-value="2021-06-20">
            <text:p>2021-06-20</text:p>
          </table:table-cell>
          <table:table-cell office:value-type="string" office:string-value="item A">
            <text:p>item A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</table:table-row>
        <table:table-row>
          <table:table-cell office:value-type="float" office:value="47">
            <text:p>47</text:p>
          </table:table-cell>
          <table:table-cell office:value-type="float" office:value="2820210620">
            <text:p>2820210620</text:p>
          </table:table-cell>
          <table:table-cell office:value-type="string" office:string-value="2021-06-20">
            <text:p>2021-06-20</text:p>
          </table:table-cell>
          <table:table-cell office:value-type="string" office:string-value="item D">
            <text:p>item D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</table:table-row>
        <table:table-row>
          <table:table-cell office:value-type="float" office:value="49">
            <text:p>49</text:p>
          </table:table-cell>
          <table:table-cell office:value-type="float" office:value="2920210620">
            <text:p>2920210620</text:p>
          </table:table-cell>
          <table:table-cell office:value-type="string" office:string-value="2021-06-20">
            <text:p>2021-06-20</text:p>
          </table:table-cell>
          <table:table-cell office:value-type="string" office:string-value="item A">
            <text:p>item A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</table:table-row>
        <table:table-row>
          <table:table-cell office:value-type="float" office:value="49">
            <text:p>49</text:p>
          </table:table-cell>
          <table:table-cell office:value-type="float" office:value="2920210620">
            <text:p>2920210620</text:p>
          </table:table-cell>
          <table:table-cell office:value-type="string" office:string-value="2021-06-20">
            <text:p>2021-06-20</text:p>
          </table:table-cell>
          <table:table-cell office:value-type="string" office:string-value="item B">
            <text:p>item B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</table:table-row>
        <table:table-row>
          <table:table-cell office:value-type="float" office:value="51">
            <text:p>51</text:p>
          </table:table-cell>
          <table:table-cell office:value-type="float" office:value="3020210622">
            <text:p>3020210622</text:p>
          </table:table-cell>
          <table:table-cell office:value-type="string" office:string-value="2021-06-22">
            <text:p>2021-06-22</text:p>
          </table:table-cell>
          <table:table-cell office:value-type="string" office:string-value="item A">
            <text:p>item A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51">
            <text:p>51</text:p>
          </table:table-cell>
          <table:table-cell office:value-type="float" office:value="3020210622">
            <text:p>3020210622</text:p>
          </table:table-cell>
          <table:table-cell office:value-type="string" office:string-value="2021-06-22">
            <text:p>2021-06-22</text:p>
          </table:table-cell>
          <table:table-cell office:value-type="string" office:string-value="item C">
            <text:p>item C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51">
            <text:p>51</text:p>
          </table:table-cell>
          <table:table-cell office:value-type="float" office:value="3020210622">
            <text:p>3020210622</text:p>
          </table:table-cell>
          <table:table-cell office:value-type="string" office:string-value="2021-06-22">
            <text:p>2021-06-22</text:p>
          </table:table-cell>
          <table:table-cell office:value-type="string" office:string-value="item A">
            <text:p>item A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54">
            <text:p>54</text:p>
          </table:table-cell>
          <table:table-cell office:value-type="float" office:value="3020210623">
            <text:p>3020210623</text:p>
          </table:table-cell>
          <table:table-cell office:value-type="string" office:string-value="2021-06-23">
            <text:p>2021-06-23</text:p>
          </table:table-cell>
          <table:table-cell office:value-type="string" office:string-value="item C">
            <text:p>item C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55">
            <text:p>55</text:p>
          </table:table-cell>
          <table:table-cell office:value-type="float" office:value="3120210623">
            <text:p>3120210623</text:p>
          </table:table-cell>
          <table:table-cell office:value-type="string" office:string-value="2021-06-23">
            <text:p>2021-06-23</text:p>
          </table:table-cell>
          <table:table-cell office:value-type="string" office:string-value="item A">
            <text:p>item A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55">
            <text:p>55</text:p>
          </table:table-cell>
          <table:table-cell office:value-type="float" office:value="3120210623">
            <text:p>3120210623</text:p>
          </table:table-cell>
          <table:table-cell office:value-type="string" office:string-value="2021-06-23">
            <text:p>2021-06-23</text:p>
          </table:table-cell>
          <table:table-cell office:value-type="string" office:string-value="item D">
            <text:p>item D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57">
            <text:p>57</text:p>
          </table:table-cell>
          <table:table-cell office:value-type="float" office:value="3120210625">
            <text:p>3120210625</text:p>
          </table:table-cell>
          <table:table-cell office:value-type="string" office:string-value="2021-06-25">
            <text:p>2021-06-25</text:p>
          </table:table-cell>
          <table:table-cell office:value-type="string" office:string-value="item A">
            <text:p>item A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</table:table-row>
        <table:table-row>
          <table:table-cell office:value-type="float" office:value="57">
            <text:p>57</text:p>
          </table:table-cell>
          <table:table-cell office:value-type="float" office:value="3120210625">
            <text:p>3120210625</text:p>
          </table:table-cell>
          <table:table-cell office:value-type="string" office:string-value="2021-06-25">
            <text:p>2021-06-25</text:p>
          </table:table-cell>
          <table:table-cell office:value-type="string" office:string-value="item B">
            <text:p>item B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>
          <table:table-cell office:value-type="float" office:value="59">
            <text:p>59</text:p>
          </table:table-cell>
          <table:table-cell office:value-type="float" office:value="3220210625">
            <text:p>3220210625</text:p>
          </table:table-cell>
          <table:table-cell office:value-type="string" office:string-value="2021-06-25">
            <text:p>2021-06-25</text:p>
          </table:table-cell>
          <table:table-cell office:value-type="string" office:string-value="item C">
            <text:p>item C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60">
            <text:p>60</text:p>
          </table:table-cell>
          <table:table-cell office:value-type="float" office:value="3320210625">
            <text:p>3320210625</text:p>
          </table:table-cell>
          <table:table-cell office:value-type="string" office:string-value="2021-06-25">
            <text:p>2021-06-25</text:p>
          </table:table-cell>
          <table:table-cell office:value-type="string" office:string-value="item B">
            <text:p>item B</text:p>
          </table:table-cell>
          <table:table-cell office:value-type="float" office:value="5">
            <text:p>5</text:p>
          </table:table-cell>
          <table:table-cell office:value-type="float" office:value="175">
            <text:p>175</text:p>
          </table:table-cell>
        </table:table-row>
        <table:table-row>
          <table:table-cell office:value-type="float" office:value="60">
            <text:p>60</text:p>
          </table:table-cell>
          <table:table-cell office:value-type="float" office:value="3320210625">
            <text:p>3320210625</text:p>
          </table:table-cell>
          <table:table-cell office:value-type="string" office:string-value="2021-06-25">
            <text:p>2021-06-25</text:p>
          </table:table-cell>
          <table:table-cell office:value-type="string" office:string-value="item D">
            <text:p>item D</text:p>
          </table:table-cell>
          <table:table-cell office:value-type="float" office:value="4">
            <text:p>4</text:p>
          </table:table-cell>
          <table:table-cell office:value-type="float" office:value="175">
            <text:p>175</text:p>
          </table:table-cell>
        </table:table-row>
        <table:table-row>
          <table:table-cell office:value-type="float" office:value="62">
            <text:p>62</text:p>
          </table:table-cell>
          <table:table-cell office:value-type="float" office:value="3320210626">
            <text:p>3320210626</text:p>
          </table:table-cell>
          <table:table-cell office:value-type="string" office:string-value="2021-06-26">
            <text:p>2021-06-26</text:p>
          </table:table-cell>
          <table:table-cell office:value-type="string" office:string-value="item A">
            <text:p>item A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62">
            <text:p>62</text:p>
          </table:table-cell>
          <table:table-cell office:value-type="float" office:value="3320210626">
            <text:p>3320210626</text:p>
          </table:table-cell>
          <table:table-cell office:value-type="string" office:string-value="2021-06-26">
            <text:p>2021-06-26</text:p>
          </table:table-cell>
          <table:table-cell office:value-type="string" office:string-value="item B">
            <text:p>item B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62">
            <text:p>62</text:p>
          </table:table-cell>
          <table:table-cell office:value-type="float" office:value="3320210626">
            <text:p>3320210626</text:p>
          </table:table-cell>
          <table:table-cell office:value-type="string" office:string-value="2021-06-26">
            <text:p>2021-06-26</text:p>
          </table:table-cell>
          <table:table-cell office:value-type="string" office:string-value="item C">
            <text:p>item C</text:p>
          </table:table-cell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3420210626">
            <text:p>3420210626</text:p>
          </table:table-cell>
          <table:table-cell office:value-type="string" office:string-value="2021-06-26">
            <text:p>2021-06-26</text:p>
          </table:table-cell>
          <table:table-cell office:value-type="string" office:string-value="item D">
            <text:p>item D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66">
            <text:p>66</text:p>
          </table:table-cell>
          <table:table-cell office:value-type="float" office:value="3520210626">
            <text:p>3520210626</text:p>
          </table:table-cell>
          <table:table-cell office:value-type="string" office:string-value="2021-06-26">
            <text:p>2021-06-26</text:p>
          </table:table-cell>
          <table:table-cell office:value-type="string" office:string-value="item A">
            <text:p>item A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>
          <table:table-cell office:value-type="float" office:value="67">
            <text:p>67</text:p>
          </table:table-cell>
          <table:table-cell office:value-type="float" office:value="3620210626">
            <text:p>3620210626</text:p>
          </table:table-cell>
          <table:table-cell office:value-type="string" office:string-value="2021-06-26">
            <text:p>2021-06-26</text:p>
          </table:table-cell>
          <table:table-cell office:value-type="string" office:string-value="item C">
            <text:p>item C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68">
            <text:p>68</text:p>
          </table:table-cell>
          <table:table-cell office:value-type="float" office:value="3720210627">
            <text:p>3720210627</text:p>
          </table:table-cell>
          <table:table-cell office:value-type="string" office:string-value="2021-06-27">
            <text:p>2021-06-27</text:p>
          </table:table-cell>
          <table:table-cell office:value-type="string" office:string-value="item B">
            <text:p>item B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>
          <table:table-cell office:value-type="float" office:value="69">
            <text:p>69</text:p>
          </table:table-cell>
          <table:table-cell office:value-type="float" office:value="3820210627">
            <text:p>3820210627</text:p>
          </table:table-cell>
          <table:table-cell office:value-type="string" office:string-value="2021-06-27">
            <text:p>2021-06-27</text:p>
          </table:table-cell>
          <table:table-cell office:value-type="string" office:string-value="item D">
            <text:p>item D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>
          <table:table-cell office:value-type="float" office:value="70">
            <text:p>70</text:p>
          </table:table-cell>
          <table:table-cell office:value-type="float" office:value="3920210627">
            <text:p>3920210627</text:p>
          </table:table-cell>
          <table:table-cell office:value-type="string" office:string-value="2021-06-27">
            <text:p>2021-06-27</text:p>
          </table:table-cell>
          <table:table-cell office:value-type="string" office:string-value="item A">
            <text:p>item A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>
          <table:table-cell office:value-type="float" office:value="70">
            <text:p>70</text:p>
          </table:table-cell>
          <table:table-cell office:value-type="float" office:value="3920210627">
            <text:p>3920210627</text:p>
          </table:table-cell>
          <table:table-cell office:value-type="string" office:string-value="2021-06-27">
            <text:p>2021-06-27</text:p>
          </table:table-cell>
          <table:table-cell office:value-type="string" office:string-value="item C">
            <text:p>item C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>
          <table:table-cell office:value-type="float" office:value="72">
            <text:p>72</text:p>
          </table:table-cell>
          <table:table-cell office:value-type="float" office:value="4020210627">
            <text:p>4020210627</text:p>
          </table:table-cell>
          <table:table-cell office:value-type="string" office:string-value="2021-06-27">
            <text:p>2021-06-27</text:p>
          </table:table-cell>
          <table:table-cell office:value-type="string" office:string-value="item A">
            <text:p>item 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73">
            <text:p>73</text:p>
          </table:table-cell>
          <table:table-cell office:value-type="float" office:value="4120210627">
            <text:p>4120210627</text:p>
          </table:table-cell>
          <table:table-cell office:value-type="string" office:string-value="2021-06-27">
            <text:p>2021-06-27</text:p>
          </table:table-cell>
          <table:table-cell office:value-type="string" office:string-value="item C">
            <text:p>item C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>
          <table:table-cell office:value-type="float" office:value="74">
            <text:p>74</text:p>
          </table:table-cell>
          <table:table-cell office:value-type="float" office:value="4220210628">
            <text:p>4220210628</text:p>
          </table:table-cell>
          <table:table-cell office:value-type="string" office:string-value="2021-06-28">
            <text:p>2021-06-28</text:p>
          </table:table-cell>
          <table:table-cell office:value-type="string" office:string-value="item B">
            <text:p>item B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</table:table-row>
        <table:table-row>
          <table:table-cell office:value-type="float" office:value="74">
            <text:p>74</text:p>
          </table:table-cell>
          <table:table-cell office:value-type="float" office:value="4220210628">
            <text:p>4220210628</text:p>
          </table:table-cell>
          <table:table-cell office:value-type="string" office:string-value="2021-06-28">
            <text:p>2021-06-28</text:p>
          </table:table-cell>
          <table:table-cell office:value-type="string" office:string-value="item A">
            <text:p>item A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</table:table-row>
        <table:table-row>
          <table:table-cell office:value-type="float" office:value="76">
            <text:p>76</text:p>
          </table:table-cell>
          <table:table-cell office:value-type="float" office:value="4320210629">
            <text:p>4320210629</text:p>
          </table:table-cell>
          <table:table-cell office:value-type="string" office:string-value="2021-06-29">
            <text:p>2021-06-29</text:p>
          </table:table-cell>
          <table:table-cell office:value-type="string" office:string-value="item D">
            <text:p>item D</text:p>
          </table:table-cell>
          <table:table-cell office:value-type="float" office:value="3">
            <text:p>3</text:p>
          </table:table-cell>
          <table:table-cell office:value-type="float" office:value="175">
            <text:p>175</text:p>
          </table:table-cell>
        </table:table-row>
        <table:table-row>
          <table:table-cell office:value-type="float" office:value="76">
            <text:p>76</text:p>
          </table:table-cell>
          <table:table-cell office:value-type="float" office:value="4320210629">
            <text:p>4320210629</text:p>
          </table:table-cell>
          <table:table-cell office:value-type="string" office:string-value="2021-06-29">
            <text:p>2021-06-29</text:p>
          </table:table-cell>
          <table:table-cell office:value-type="string" office:string-value="item C">
            <text:p>item C</text:p>
          </table:table-cell>
          <table:table-cell office:value-type="float" office:value="5">
            <text:p>5</text:p>
          </table:table-cell>
          <table:table-cell office:value-type="float" office:value="175">
            <text:p>175</text:p>
          </table:table-cell>
        </table:table-row>
        <table:table-row>
          <table:table-cell office:value-type="float" office:value="78">
            <text:p>78</text:p>
          </table:table-cell>
          <table:table-cell office:value-type="float" office:value="4420210629">
            <text:p>4420210629</text:p>
          </table:table-cell>
          <table:table-cell office:value-type="string" office:string-value="2021-06-29">
            <text:p>2021-06-29</text:p>
          </table:table-cell>
          <table:table-cell office:value-type="string" office:string-value="item D">
            <text:p>item D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79">
            <text:p>79</text:p>
          </table:table-cell>
          <table:table-cell office:value-type="float" office:value="4520210630">
            <text:p>4520210630</text:p>
          </table:table-cell>
          <table:table-cell office:value-type="string" office:string-value="2021-06-30">
            <text:p>2021-06-30</text:p>
          </table:table-cell>
          <table:table-cell office:value-type="string" office:string-value="item B">
            <text:p>item B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</table:table-row>
        <table:table-row>
          <table:table-cell office:value-type="float" office:value="79">
            <text:p>79</text:p>
          </table:table-cell>
          <table:table-cell office:value-type="float" office:value="4520210630">
            <text:p>4520210630</text:p>
          </table:table-cell>
          <table:table-cell office:value-type="string" office:string-value="2021-06-30">
            <text:p>2021-06-30</text:p>
          </table:table-cell>
          <table:table-cell office:value-type="string" office:string-value="item D">
            <text:p>item D</text:p>
          </table:table-cell>
          <table:table-cell office:value-type="float" office:value="4">
            <text:p>4</text:p>
          </table:table-cell>
          <table:table-cell office:value-type="float" office:value="205">
            <text:p>205</text:p>
          </table:table-cell>
        </table:table-row>
        <table:table-row>
          <table:table-cell office:value-type="float" office:value="79">
            <text:p>79</text:p>
          </table:table-cell>
          <table:table-cell office:value-type="float" office:value="4520210630">
            <text:p>4520210630</text:p>
          </table:table-cell>
          <table:table-cell office:value-type="string" office:string-value="2021-06-30">
            <text:p>2021-06-30</text:p>
          </table:table-cell>
          <table:table-cell office:value-type="string" office:string-value="item B">
            <text:p>item B</text:p>
          </table:table-cell>
          <table:table-cell office:value-type="float" office:value="5">
            <text:p>5</text:p>
          </table:table-cell>
          <table:table-cell office:value-type="float" office:value="205">
            <text:p>205</text:p>
          </table:table-cell>
        </table:table-row>
        <table:table-row>
          <table:table-cell office:value-type="float" office:value="82">
            <text:p>82</text:p>
          </table:table-cell>
          <table:table-cell office:value-type="float" office:value="4520210701">
            <text:p>4520210701</text:p>
          </table:table-cell>
          <table:table-cell office:value-type="string" office:string-value="2021-07-01">
            <text:p>2021-07-01</text:p>
          </table:table-cell>
          <table:table-cell office:value-type="string" office:string-value="item C">
            <text:p>item C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>
          <table:table-cell office:value-type="float" office:value="83">
            <text:p>83</text:p>
          </table:table-cell>
          <table:table-cell office:value-type="float" office:value="4620210701">
            <text:p>4620210701</text:p>
          </table:table-cell>
          <table:table-cell office:value-type="string" office:string-value="2021-07-01">
            <text:p>2021-07-01</text:p>
          </table:table-cell>
          <table:table-cell office:value-type="string" office:string-value="item A">
            <text:p>item A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>
          <table:table-cell office:value-type="float" office:value="84">
            <text:p>84</text:p>
          </table:table-cell>
          <table:table-cell office:value-type="float" office:value="4720210702">
            <text:p>4720210702</text:p>
          </table:table-cell>
          <table:table-cell office:value-type="string" office:string-value="2021-07-02">
            <text:p>2021-07-02</text:p>
          </table:table-cell>
          <table:table-cell office:value-type="string" office:string-value="item B">
            <text:p>item B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>
          <table:table-cell office:value-type="float" office:value="84">
            <text:p>84</text:p>
          </table:table-cell>
          <table:table-cell office:value-type="float" office:value="4720210702">
            <text:p>4720210702</text:p>
          </table:table-cell>
          <table:table-cell office:value-type="string" office:string-value="2021-07-02">
            <text:p>2021-07-02</text:p>
          </table:table-cell>
          <table:table-cell office:value-type="string" office:string-value="item A">
            <text:p>item A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</table:table-row>
        <table:table-row>
          <table:table-cell office:value-type="float" office:value="86">
            <text:p>86</text:p>
          </table:table-cell>
          <table:table-cell office:value-type="float" office:value="4820210702">
            <text:p>4820210702</text:p>
          </table:table-cell>
          <table:table-cell office:value-type="string" office:string-value="2021-07-02">
            <text:p>2021-07-02</text:p>
          </table:table-cell>
          <table:table-cell office:value-type="string" office:string-value="item C">
            <text:p>item C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87">
            <text:p>87</text:p>
          </table:table-cell>
          <table:table-cell office:value-type="float" office:value="4920210702">
            <text:p>4920210702</text:p>
          </table:table-cell>
          <table:table-cell office:value-type="string" office:string-value="2021-07-02">
            <text:p>2021-07-02</text:p>
          </table:table-cell>
          <table:table-cell office:value-type="string" office:string-value="item D">
            <text:p>item D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>
          <table:table-cell office:value-type="float" office:value="88">
            <text:p>88</text:p>
          </table:table-cell>
          <table:table-cell office:value-type="float" office:value="4920210703">
            <text:p>4920210703</text:p>
          </table:table-cell>
          <table:table-cell office:value-type="string" office:string-value="2021-07-03">
            <text:p>2021-07-03</text:p>
          </table:table-cell>
          <table:table-cell office:value-type="string" office:string-value="item C">
            <text:p>item C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</table:table-row>
        <table:table-row>
          <table:table-cell office:value-type="float" office:value="88">
            <text:p>88</text:p>
          </table:table-cell>
          <table:table-cell office:value-type="float" office:value="4920210703">
            <text:p>4920210703</text:p>
          </table:table-cell>
          <table:table-cell office:value-type="string" office:string-value="2021-07-03">
            <text:p>2021-07-03</text:p>
          </table:table-cell>
          <table:table-cell office:value-type="string" office:string-value="item D">
            <text:p>item D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</table:table-row>
        <table:table-row>
          <table:table-cell office:value-type="float" office:value="90">
            <text:p>90</text:p>
          </table:table-cell>
          <table:table-cell office:value-type="float" office:value="5020210703">
            <text:p>5020210703</text:p>
          </table:table-cell>
          <table:table-cell office:value-type="string" office:string-value="2021-07-03">
            <text:p>2021-07-03</text:p>
          </table:table-cell>
          <table:table-cell office:value-type="string" office:string-value="item B">
            <text:p>item B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</table:table-row>
        <table:table-row>
          <table:table-cell office:value-type="float" office:value="91">
            <text:p>91</text:p>
          </table:table-cell>
          <table:table-cell office:value-type="float" office:value="5120210703">
            <text:p>5120210703</text:p>
          </table:table-cell>
          <table:table-cell office:value-type="string" office:string-value="2021-07-03">
            <text:p>2021-07-03</text:p>
          </table:table-cell>
          <table:table-cell office:value-type="string" office:string-value="item D">
            <text:p>item D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</table:table-row>
        <table:table-row>
          <table:table-cell office:value-type="float" office:value="92">
            <text:p>92</text:p>
          </table:table-cell>
          <table:table-cell office:value-type="float" office:value="5220210703">
            <text:p>5220210703</text:p>
          </table:table-cell>
          <table:table-cell office:value-type="string" office:string-value="2021-07-03">
            <text:p>2021-07-03</text:p>
          </table:table-cell>
          <table:table-cell office:value-type="string" office:string-value="item C">
            <text:p>item C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93">
            <text:p>93</text:p>
          </table:table-cell>
          <table:table-cell office:value-type="float" office:value="5320210703">
            <text:p>5320210703</text:p>
          </table:table-cell>
          <table:table-cell office:value-type="string" office:string-value="2021-07-03">
            <text:p>2021-07-03</text:p>
          </table:table-cell>
          <table:table-cell office:value-type="string" office:string-value="item B">
            <text:p>item B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</table:table-row>
        <table:table-row>
          <table:table-cell office:value-type="float" office:value="94">
            <text:p>94</text:p>
          </table:table-cell>
          <table:table-cell office:value-type="float" office:value="5320210704">
            <text:p>5320210704</text:p>
          </table:table-cell>
          <table:table-cell office:value-type="string" office:string-value="2021-07-04">
            <text:p>2021-07-04</text:p>
          </table:table-cell>
          <table:table-cell office:value-type="string" office:string-value="item A">
            <text:p>item A</text:p>
          </table:table-cell>
          <table:table-cell office:value-type="float" office:value="3">
            <text:p>3</text:p>
          </table:table-cell>
          <table:table-cell office:value-type="float" office:value="125">
            <text:p>125</text:p>
          </table:table-cell>
        </table:table-row>
        <table:table-row>
          <table:table-cell office:value-type="float" office:value="94">
            <text:p>94</text:p>
          </table:table-cell>
          <table:table-cell office:value-type="float" office:value="5320210704">
            <text:p>5320210704</text:p>
          </table:table-cell>
          <table:table-cell office:value-type="string" office:string-value="2021-07-04">
            <text:p>2021-07-04</text:p>
          </table:table-cell>
          <table:table-cell office:value-type="string" office:string-value="item D">
            <text:p>item D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</table:table-row>
        <table:table-row>
          <table:table-cell office:value-type="float" office:value="94">
            <text:p>94</text:p>
          </table:table-cell>
          <table:table-cell office:value-type="float" office:value="5320210704">
            <text:p>5320210704</text:p>
          </table:table-cell>
          <table:table-cell office:value-type="string" office:string-value="2021-07-04">
            <text:p>2021-07-04</text:p>
          </table:table-cell>
          <table:table-cell office:value-type="string" office:string-value="item B">
            <text:p>item B</text:p>
          </table:table-cell>
          <table:table-cell office:value-type="float" office:value="3">
            <text:p>3</text:p>
          </table:table-cell>
          <table:table-cell office:value-type="float" office:value="125">
            <text:p>125</text:p>
          </table:table-cell>
        </table:table-row>
        <table:table-row>
          <table:table-cell office:value-type="float" office:value="97">
            <text:p>97</text:p>
          </table:table-cell>
          <table:table-cell office:value-type="float" office:value="5320210705">
            <text:p>5320210705</text:p>
          </table:table-cell>
          <table:table-cell office:value-type="string" office:string-value="2021-07-05">
            <text:p>2021-07-05</text:p>
          </table:table-cell>
          <table:table-cell office:value-type="string" office:string-value="item B">
            <text:p>item B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</table:table-row>
        <table:table-row>
          <table:table-cell office:value-type="float" office:value="97">
            <text:p>97</text:p>
          </table:table-cell>
          <table:table-cell office:value-type="float" office:value="5320210705">
            <text:p>5320210705</text:p>
          </table:table-cell>
          <table:table-cell office:value-type="string" office:string-value="2021-07-05">
            <text:p>2021-07-05</text:p>
          </table:table-cell>
          <table:table-cell office:value-type="string" office:string-value="item A">
            <text:p>item A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</table:table-row>
        <table:table-row>
          <table:table-cell office:value-type="float" office:value="97">
            <text:p>97</text:p>
          </table:table-cell>
          <table:table-cell office:value-type="float" office:value="5320210705">
            <text:p>5320210705</text:p>
          </table:table-cell>
          <table:table-cell office:value-type="string" office:string-value="2021-07-05">
            <text:p>2021-07-05</text:p>
          </table:table-cell>
          <table:table-cell office:value-type="string" office:string-value="item D">
            <text:p>item D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</table:table-row>
        <table:table-row>
          <table:table-cell office:value-type="float" office:value="100">
            <text:p>100</text:p>
          </table:table-cell>
          <table:table-cell office:value-type="float" office:value="5320210706">
            <text:p>5320210706</text:p>
          </table:table-cell>
          <table:table-cell office:value-type="string" office:string-value="2021-07-06">
            <text:p>2021-07-06</text:p>
          </table:table-cell>
          <table:table-cell office:value-type="string" office:string-value="item B">
            <text:p>item B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</table:table-row>
        <table:table-row>
          <table:table-cell office:value-type="float" office:value="101">
            <text:p>101</text:p>
          </table:table-cell>
          <table:table-cell office:value-type="float" office:value="5420210706">
            <text:p>5420210706</text:p>
          </table:table-cell>
          <table:table-cell office:value-type="string" office:string-value="2021-07-06">
            <text:p>2021-07-06</text:p>
          </table:table-cell>
          <table:table-cell office:value-type="string" office:string-value="item C">
            <text:p>item C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</table:table-row>
        <table:table-row>
          <table:table-cell office:value-type="float" office:value="101">
            <text:p>101</text:p>
          </table:table-cell>
          <table:table-cell office:value-type="float" office:value="5420210706">
            <text:p>5420210706</text:p>
          </table:table-cell>
          <table:table-cell office:value-type="string" office:string-value="2021-07-06">
            <text:p>2021-07-06</text:p>
          </table:table-cell>
          <table:table-cell office:value-type="string" office:string-value="item D">
            <text:p>item D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</table:table-row>
        <table:table-row>
          <table:table-cell office:value-type="float" office:value="101">
            <text:p>101</text:p>
          </table:table-cell>
          <table:table-cell office:value-type="float" office:value="5420210706">
            <text:p>5420210706</text:p>
          </table:table-cell>
          <table:table-cell office:value-type="string" office:string-value="2021-07-06">
            <text:p>2021-07-06</text:p>
          </table:table-cell>
          <table:table-cell office:value-type="string" office:string-value="item C">
            <text:p>item C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</table:table-row>
        <table:table-row>
          <table:table-cell office:value-type="float" office:value="104">
            <text:p>104</text:p>
          </table:table-cell>
          <table:table-cell office:value-type="float" office:value="5520210707">
            <text:p>5520210707</text:p>
          </table:table-cell>
          <table:table-cell office:value-type="string" office:string-value="2021-07-07">
            <text:p>2021-07-07</text:p>
          </table:table-cell>
          <table:table-cell office:value-type="string" office:string-value="item A">
            <text:p>item A</text:p>
          </table:table-cell>
          <table:table-cell office:value-type="float" office:value="5">
            <text:p>5</text:p>
          </table:table-cell>
          <table:table-cell office:value-type="float" office:value="190">
            <text:p>190</text:p>
          </table:table-cell>
        </table:table-row>
        <table:table-row>
          <table:table-cell office:value-type="float" office:value="104">
            <text:p>104</text:p>
          </table:table-cell>
          <table:table-cell office:value-type="float" office:value="5520210707">
            <text:p>5520210707</text:p>
          </table:table-cell>
          <table:table-cell office:value-type="string" office:string-value="2021-07-07">
            <text:p>2021-07-07</text:p>
          </table:table-cell>
          <table:table-cell office:value-type="string" office:string-value="item B">
            <text:p>item B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</table:table-row>
        <table:table-row>
          <table:table-cell office:value-type="float" office:value="104">
            <text:p>104</text:p>
          </table:table-cell>
          <table:table-cell office:value-type="float" office:value="5520210707">
            <text:p>5520210707</text:p>
          </table:table-cell>
          <table:table-cell office:value-type="string" office:string-value="2021-07-07">
            <text:p>2021-07-07</text:p>
          </table:table-cell>
          <table:table-cell office:value-type="string" office:string-value="item C">
            <text:p>item C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</table:table-row>
        <table:table-row>
          <table:table-cell office:value-type="float" office:value="107">
            <text:p>107</text:p>
          </table:table-cell>
          <table:table-cell office:value-type="float" office:value="5520210708">
            <text:p>5520210708</text:p>
          </table:table-cell>
          <table:table-cell office:value-type="string" office:string-value="2021-07-08">
            <text:p>2021-07-08</text:p>
          </table:table-cell>
          <table:table-cell office:value-type="string" office:string-value="item A">
            <text:p>item A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>
          <table:table-cell office:value-type="float" office:value="108">
            <text:p>108</text:p>
          </table:table-cell>
          <table:table-cell office:value-type="float" office:value="5620210708">
            <text:p>5620210708</text:p>
          </table:table-cell>
          <table:table-cell office:value-type="string" office:string-value="2021-07-08">
            <text:p>2021-07-08</text:p>
          </table:table-cell>
          <table:table-cell office:value-type="string" office:string-value="item D">
            <text:p>item D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</table:table-row>
        <table:table-row>
          <table:table-cell office:value-type="float" office:value="108">
            <text:p>108</text:p>
          </table:table-cell>
          <table:table-cell office:value-type="float" office:value="5620210708">
            <text:p>5620210708</text:p>
          </table:table-cell>
          <table:table-cell office:value-type="string" office:string-value="2021-07-08">
            <text:p>2021-07-08</text:p>
          </table:table-cell>
          <table:table-cell office:value-type="string" office:string-value="item B">
            <text:p>item B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</table:table-row>
        <table:table-row>
          <table:table-cell office:value-type="float" office:value="110">
            <text:p>110</text:p>
          </table:table-cell>
          <table:table-cell office:value-type="float" office:value="5620210709">
            <text:p>5620210709</text:p>
          </table:table-cell>
          <table:table-cell office:value-type="string" office:string-value="2021-07-09">
            <text:p>2021-07-09</text:p>
          </table:table-cell>
          <table:table-cell office:value-type="string" office:string-value="item B">
            <text:p>item B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110">
            <text:p>110</text:p>
          </table:table-cell>
          <table:table-cell office:value-type="float" office:value="5620210709">
            <text:p>5620210709</text:p>
          </table:table-cell>
          <table:table-cell office:value-type="string" office:string-value="2021-07-09">
            <text:p>2021-07-09</text:p>
          </table:table-cell>
          <table:table-cell office:value-type="string" office:string-value="item D">
            <text:p>item D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112">
            <text:p>112</text:p>
          </table:table-cell>
          <table:table-cell office:value-type="float" office:value="5720210709">
            <text:p>5720210709</text:p>
          </table:table-cell>
          <table:table-cell office:value-type="string" office:string-value="2021-07-09">
            <text:p>2021-07-09</text:p>
          </table:table-cell>
          <table:table-cell office:value-type="string" office:string-value="item B">
            <text:p>item B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</table:table-row>
        <table:table-row>
          <table:table-cell office:value-type="float" office:value="113">
            <text:p>113</text:p>
          </table:table-cell>
          <table:table-cell office:value-type="float" office:value="5820210709">
            <text:p>5820210709</text:p>
          </table:table-cell>
          <table:table-cell office:value-type="string" office:string-value="2021-07-09">
            <text:p>2021-07-09</text:p>
          </table:table-cell>
          <table:table-cell office:value-type="string" office:string-value="item D">
            <text:p>item D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114">
            <text:p>114</text:p>
          </table:table-cell>
          <table:table-cell office:value-type="float" office:value="5920210709">
            <text:p>5920210709</text:p>
          </table:table-cell>
          <table:table-cell office:value-type="string" office:string-value="2021-07-09">
            <text:p>2021-07-09</text:p>
          </table:table-cell>
          <table:table-cell office:value-type="string" office:string-value="item C">
            <text:p>item C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>
          <table:table-cell office:value-type="float" office:value="115">
            <text:p>115</text:p>
          </table:table-cell>
          <table:table-cell office:value-type="float" office:value="6020210710">
            <text:p>6020210710</text:p>
          </table:table-cell>
          <table:table-cell office:value-type="string" office:string-value="2021-07-10">
            <text:p>2021-07-10</text:p>
          </table:table-cell>
          <table:table-cell office:value-type="string" office:string-value="item C">
            <text:p>item C</text:p>
          </table:table-cell>
          <table:table-cell office:value-type="float" office:value="3">
            <text:p>3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115">
            <text:p>115</text:p>
          </table:table-cell>
          <table:table-cell office:value-type="float" office:value="6020210710">
            <text:p>6020210710</text:p>
          </table:table-cell>
          <table:table-cell office:value-type="string" office:string-value="2021-07-10">
            <text:p>2021-07-10</text:p>
          </table:table-cell>
          <table:table-cell office:value-type="string" office:string-value="item B">
            <text:p>item B</text:p>
          </table:table-cell>
          <table:table-cell office:value-type="float" office:value="3">
            <text:p>3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115">
            <text:p>115</text:p>
          </table:table-cell>
          <table:table-cell office:value-type="float" office:value="6020210710">
            <text:p>6020210710</text:p>
          </table:table-cell>
          <table:table-cell office:value-type="string" office:string-value="2021-07-10">
            <text:p>2021-07-10</text:p>
          </table:table-cell>
          <table:table-cell office:value-type="string" office:string-value="item D">
            <text:p>item D</text:p>
          </table:table-cell>
          <table:table-cell office:value-type="float" office:value="2">
            <text:p>2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118">
            <text:p>118</text:p>
          </table:table-cell>
          <table:table-cell office:value-type="float" office:value="6120210710">
            <text:p>6120210710</text:p>
          </table:table-cell>
          <table:table-cell office:value-type="string" office:string-value="2021-07-10">
            <text:p>2021-07-10</text:p>
          </table:table-cell>
          <table:table-cell office:value-type="string" office:string-value="item B">
            <text:p>item B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</table:table-row>
        <table:table-row>
          <table:table-cell office:value-type="float" office:value="119">
            <text:p>119</text:p>
          </table:table-cell>
          <table:table-cell office:value-type="float" office:value="6220210710">
            <text:p>6220210710</text:p>
          </table:table-cell>
          <table:table-cell office:value-type="string" office:string-value="2021-07-10">
            <text:p>2021-07-10</text:p>
          </table:table-cell>
          <table:table-cell office:value-type="string" office:string-value="item A">
            <text:p>item A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119">
            <text:p>119</text:p>
          </table:table-cell>
          <table:table-cell office:value-type="float" office:value="6220210710">
            <text:p>6220210710</text:p>
          </table:table-cell>
          <table:table-cell office:value-type="string" office:string-value="2021-07-10">
            <text:p>2021-07-10</text:p>
          </table:table-cell>
          <table:table-cell office:value-type="string" office:string-value="item C">
            <text:p>item C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121">
            <text:p>121</text:p>
          </table:table-cell>
          <table:table-cell office:value-type="float" office:value="6320210711">
            <text:p>6320210711</text:p>
          </table:table-cell>
          <table:table-cell office:value-type="string" office:string-value="2021-07-11">
            <text:p>2021-07-11</text:p>
          </table:table-cell>
          <table:table-cell office:value-type="string" office:string-value="item D">
            <text:p>item D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122">
            <text:p>122</text:p>
          </table:table-cell>
          <table:table-cell office:value-type="float" office:value="6420210711">
            <text:p>6420210711</text:p>
          </table:table-cell>
          <table:table-cell office:value-type="string" office:string-value="2021-07-11">
            <text:p>2021-07-11</text:p>
          </table:table-cell>
          <table:table-cell office:value-type="string" office:string-value="item B">
            <text:p>item B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</table:table-row>
        <table:table-row>
          <table:table-cell office:value-type="float" office:value="122">
            <text:p>122</text:p>
          </table:table-cell>
          <table:table-cell office:value-type="float" office:value="6420210711">
            <text:p>6420210711</text:p>
          </table:table-cell>
          <table:table-cell office:value-type="string" office:string-value="2021-07-11">
            <text:p>2021-07-11</text:p>
          </table:table-cell>
          <table:table-cell office:value-type="string" office:string-value="item D">
            <text:p>item D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</table:table-row>
        <table:table-row>
          <table:table-cell office:value-type="float" office:value="124">
            <text:p>124</text:p>
          </table:table-cell>
          <table:table-cell office:value-type="float" office:value="6520210711">
            <text:p>6520210711</text:p>
          </table:table-cell>
          <table:table-cell office:value-type="string" office:string-value="2021-07-11">
            <text:p>2021-07-11</text:p>
          </table:table-cell>
          <table:table-cell office:value-type="string" office:string-value="item B">
            <text:p>item B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</table:table-row>
        <table:table-row>
          <table:table-cell office:value-type="float" office:value="125">
            <text:p>125</text:p>
          </table:table-cell>
          <table:table-cell office:value-type="float" office:value="6620210711">
            <text:p>6620210711</text:p>
          </table:table-cell>
          <table:table-cell office:value-type="string" office:string-value="2021-07-11">
            <text:p>2021-07-11</text:p>
          </table:table-cell>
          <table:table-cell office:value-type="string" office:string-value="item A">
            <text:p>item A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>
          <table:table-cell office:value-type="float" office:value="126">
            <text:p>126</text:p>
          </table:table-cell>
          <table:table-cell office:value-type="float" office:value="6620210712">
            <text:p>6620210712</text:p>
          </table:table-cell>
          <table:table-cell office:value-type="string" office:string-value="2021-07-12">
            <text:p>2021-07-12</text:p>
          </table:table-cell>
          <table:table-cell office:value-type="string" office:string-value="item D">
            <text:p>item D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</table:table-row>
        <table:table-row>
          <table:table-cell office:value-type="float" office:value="126">
            <text:p>126</text:p>
          </table:table-cell>
          <table:table-cell office:value-type="float" office:value="6620210712">
            <text:p>6620210712</text:p>
          </table:table-cell>
          <table:table-cell office:value-type="string" office:string-value="2021-07-12">
            <text:p>2021-07-12</text:p>
          </table:table-cell>
          <table:table-cell office:value-type="string" office:string-value="item B">
            <text:p>item B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6720210712">
            <text:p>6720210712</text:p>
          </table:table-cell>
          <table:table-cell office:value-type="string" office:string-value="2021-07-12">
            <text:p>2021-07-12</text:p>
          </table:table-cell>
          <table:table-cell office:value-type="string" office:string-value="item A">
            <text:p>item 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129">
            <text:p>129</text:p>
          </table:table-cell>
          <table:table-cell office:value-type="float" office:value="6820210713">
            <text:p>6820210713</text:p>
          </table:table-cell>
          <table:table-cell office:value-type="string" office:string-value="2021-07-13">
            <text:p>2021-07-13</text:p>
          </table:table-cell>
          <table:table-cell office:value-type="string" office:string-value="item B">
            <text:p>item B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</table:table-row>
        <table:table-row>
          <table:table-cell office:value-type="float" office:value="130">
            <text:p>130</text:p>
          </table:table-cell>
          <table:table-cell office:value-type="float" office:value="6920210713">
            <text:p>6920210713</text:p>
          </table:table-cell>
          <table:table-cell office:value-type="string" office:string-value="2021-07-13">
            <text:p>2021-07-13</text:p>
          </table:table-cell>
          <table:table-cell office:value-type="string" office:string-value="item C">
            <text:p>item C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>
          <table:table-cell office:value-type="float" office:value="131">
            <text:p>131</text:p>
          </table:table-cell>
          <table:table-cell office:value-type="float" office:value="7020210714">
            <text:p>7020210714</text:p>
          </table:table-cell>
          <table:table-cell office:value-type="string" office:string-value="2021-07-14">
            <text:p>2021-07-14</text:p>
          </table:table-cell>
          <table:table-cell office:value-type="string" office:string-value="item D">
            <text:p>item D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</table:table-row>
        <table:table-row>
          <table:table-cell office:value-type="float" office:value="131">
            <text:p>131</text:p>
          </table:table-cell>
          <table:table-cell office:value-type="float" office:value="7020210714">
            <text:p>7020210714</text:p>
          </table:table-cell>
          <table:table-cell office:value-type="string" office:string-value="2021-07-14">
            <text:p>2021-07-14</text:p>
          </table:table-cell>
          <table:table-cell office:value-type="string" office:string-value="item A">
            <text:p>item A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</table:table-row>
        <table:table-row>
          <table:table-cell office:value-type="float" office:value="131">
            <text:p>131</text:p>
          </table:table-cell>
          <table:table-cell office:value-type="float" office:value="7020210714">
            <text:p>7020210714</text:p>
          </table:table-cell>
          <table:table-cell office:value-type="string" office:string-value="2021-07-14">
            <text:p>2021-07-14</text:p>
          </table:table-cell>
          <table:table-cell office:value-type="string" office:string-value="item D">
            <text:p>item D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</table:table-row>
        <table:table-row>
          <table:table-cell office:value-type="float" office:value="134">
            <text:p>134</text:p>
          </table:table-cell>
          <table:table-cell office:value-type="float" office:value="7020210715">
            <text:p>7020210715</text:p>
          </table:table-cell>
          <table:table-cell office:value-type="string" office:string-value="2021-07-15">
            <text:p>2021-07-15</text:p>
          </table:table-cell>
          <table:table-cell office:value-type="string" office:string-value="item D">
            <text:p>item D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</table:table-row>
        <table:table-row>
          <table:table-cell office:value-type="float" office:value="134">
            <text:p>134</text:p>
          </table:table-cell>
          <table:table-cell office:value-type="float" office:value="7020210715">
            <text:p>7020210715</text:p>
          </table:table-cell>
          <table:table-cell office:value-type="string" office:string-value="2021-07-15">
            <text:p>2021-07-15</text:p>
          </table:table-cell>
          <table:table-cell office:value-type="string" office:string-value="item A">
            <text:p>item A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</table:table-row>
        <table:table-row>
          <table:table-cell office:value-type="float" office:value="134">
            <text:p>134</text:p>
          </table:table-cell>
          <table:table-cell office:value-type="float" office:value="7020210715">
            <text:p>7020210715</text:p>
          </table:table-cell>
          <table:table-cell office:value-type="string" office:string-value="2021-07-15">
            <text:p>2021-07-15</text:p>
          </table:table-cell>
          <table:table-cell office:value-type="string" office:string-value="item D">
            <text:p>item D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</table:table-row>
        <table:table-row>
          <table:table-cell office:value-type="float" office:value="137">
            <text:p>137</text:p>
          </table:table-cell>
          <table:table-cell office:value-type="float" office:value="7120210716">
            <text:p>7120210716</text:p>
          </table:table-cell>
          <table:table-cell office:value-type="string" office:string-value="2021-07-16">
            <text:p>2021-07-16</text:p>
          </table:table-cell>
          <table:table-cell office:value-type="string" office:string-value="item C">
            <text:p>item C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>
          <table:table-cell office:value-type="float" office:value="138">
            <text:p>138</text:p>
          </table:table-cell>
          <table:table-cell office:value-type="float" office:value="7220210716">
            <text:p>7220210716</text:p>
          </table:table-cell>
          <table:table-cell office:value-type="string" office:string-value="2021-07-16">
            <text:p>2021-07-16</text:p>
          </table:table-cell>
          <table:table-cell office:value-type="string" office:string-value="item A">
            <text:p>item A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>
          <table:table-cell office:value-type="float" office:value="139">
            <text:p>139</text:p>
          </table:table-cell>
          <table:table-cell office:value-type="float" office:value="7320210716">
            <text:p>7320210716</text:p>
          </table:table-cell>
          <table:table-cell office:value-type="string" office:string-value="2021-07-16">
            <text:p>2021-07-16</text:p>
          </table:table-cell>
          <table:table-cell office:value-type="string" office:string-value="item C">
            <text:p>item C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>
          <table:table-cell office:value-type="float" office:value="140">
            <text:p>140</text:p>
          </table:table-cell>
          <table:table-cell office:value-type="float" office:value="7420210717">
            <text:p>7420210717</text:p>
          </table:table-cell>
          <table:table-cell office:value-type="string" office:string-value="2021-07-17">
            <text:p>2021-07-17</text:p>
          </table:table-cell>
          <table:table-cell office:value-type="string" office:string-value="item B">
            <text:p>item B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</table:table-row>
        <table:table-row>
          <table:table-cell office:value-type="float" office:value="141">
            <text:p>141</text:p>
          </table:table-cell>
          <table:table-cell office:value-type="float" office:value="7520210717">
            <text:p>7520210717</text:p>
          </table:table-cell>
          <table:table-cell office:value-type="string" office:string-value="2021-07-17">
            <text:p>2021-07-17</text:p>
          </table:table-cell>
          <table:table-cell office:value-type="string" office:string-value="item C">
            <text:p>item C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141">
            <text:p>141</text:p>
          </table:table-cell>
          <table:table-cell office:value-type="float" office:value="7520210717">
            <text:p>7520210717</text:p>
          </table:table-cell>
          <table:table-cell office:value-type="string" office:string-value="2021-07-17">
            <text:p>2021-07-17</text:p>
          </table:table-cell>
          <table:table-cell office:value-type="string" office:string-value="item D">
            <text:p>item D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143">
            <text:p>143</text:p>
          </table:table-cell>
          <table:table-cell office:value-type="float" office:value="7620210717">
            <text:p>7620210717</text:p>
          </table:table-cell>
          <table:table-cell office:value-type="string" office:string-value="2021-07-17">
            <text:p>2021-07-17</text:p>
          </table:table-cell>
          <table:table-cell office:value-type="string" office:string-value="item A">
            <text:p>item A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</table:table-row>
        <table:table-row>
          <table:table-cell office:value-type="float" office:value="143">
            <text:p>143</text:p>
          </table:table-cell>
          <table:table-cell office:value-type="float" office:value="7620210717">
            <text:p>7620210717</text:p>
          </table:table-cell>
          <table:table-cell office:value-type="string" office:string-value="2021-07-17">
            <text:p>2021-07-17</text:p>
          </table:table-cell>
          <table:table-cell office:value-type="string" office:string-value="item C">
            <text:p>item C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>
          <table:table-cell office:value-type="float" office:value="145">
            <text:p>145</text:p>
          </table:table-cell>
          <table:table-cell office:value-type="float" office:value="7720210717">
            <text:p>7720210717</text:p>
          </table:table-cell>
          <table:table-cell office:value-type="string" office:string-value="2021-07-17">
            <text:p>2021-07-17</text:p>
          </table:table-cell>
          <table:table-cell office:value-type="string" office:string-value="item B">
            <text:p>item B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>
          <table:table-cell office:value-type="float" office:value="146">
            <text:p>146</text:p>
          </table:table-cell>
          <table:table-cell office:value-type="float" office:value="7820210718">
            <text:p>7820210718</text:p>
          </table:table-cell>
          <table:table-cell office:value-type="string" office:string-value="2021-07-18">
            <text:p>2021-07-18</text:p>
          </table:table-cell>
          <table:table-cell office:value-type="string" office:string-value="item A">
            <text:p>item A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47">
            <text:p>147</text:p>
          </table:table-cell>
          <table:table-cell office:value-type="float" office:value="7920210718">
            <text:p>7920210718</text:p>
          </table:table-cell>
          <table:table-cell office:value-type="string" office:string-value="2021-07-18">
            <text:p>2021-07-18</text:p>
          </table:table-cell>
          <table:table-cell office:value-type="string" office:string-value="item D">
            <text:p>item D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>
          <table:table-cell office:value-type="float" office:value="148">
            <text:p>148</text:p>
          </table:table-cell>
          <table:table-cell office:value-type="float" office:value="8020210718">
            <text:p>8020210718</text:p>
          </table:table-cell>
          <table:table-cell office:value-type="string" office:string-value="2021-07-18">
            <text:p>2021-07-18</text:p>
          </table:table-cell>
          <table:table-cell office:value-type="string" office:string-value="item B">
            <text:p>item B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148">
            <text:p>148</text:p>
          </table:table-cell>
          <table:table-cell office:value-type="float" office:value="8020210718">
            <text:p>8020210718</text:p>
          </table:table-cell>
          <table:table-cell office:value-type="string" office:string-value="2021-07-18">
            <text:p>2021-07-18</text:p>
          </table:table-cell>
          <table:table-cell office:value-type="string" office:string-value="item C">
            <text:p>item C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148">
            <text:p>148</text:p>
          </table:table-cell>
          <table:table-cell office:value-type="float" office:value="8020210718">
            <text:p>8020210718</text:p>
          </table:table-cell>
          <table:table-cell office:value-type="string" office:string-value="2021-07-18">
            <text:p>2021-07-18</text:p>
          </table:table-cell>
          <table:table-cell office:value-type="string" office:string-value="item A">
            <text:p>item A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151">
            <text:p>151</text:p>
          </table:table-cell>
          <table:table-cell office:value-type="float" office:value="8120210718">
            <text:p>8120210718</text:p>
          </table:table-cell>
          <table:table-cell office:value-type="string" office:string-value="2021-07-18">
            <text:p>2021-07-18</text:p>
          </table:table-cell>
          <table:table-cell office:value-type="string" office:string-value="item C">
            <text:p>item C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52">
            <text:p>152</text:p>
          </table:table-cell>
          <table:table-cell office:value-type="float" office:value="8120210719">
            <text:p>8120210719</text:p>
          </table:table-cell>
          <table:table-cell office:value-type="string" office:string-value="2021-07-19">
            <text:p>2021-07-19</text:p>
          </table:table-cell>
          <table:table-cell office:value-type="string" office:string-value="item C">
            <text:p>item C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153">
            <text:p>153</text:p>
          </table:table-cell>
          <table:table-cell office:value-type="float" office:value="8220210719">
            <text:p>8220210719</text:p>
          </table:table-cell>
          <table:table-cell office:value-type="string" office:string-value="2021-07-19">
            <text:p>2021-07-19</text:p>
          </table:table-cell>
          <table:table-cell office:value-type="string" office:string-value="item D">
            <text:p>item D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>
          <table:table-cell office:value-type="float" office:value="154">
            <text:p>154</text:p>
          </table:table-cell>
          <table:table-cell office:value-type="float" office:value="8320210720">
            <text:p>8320210720</text:p>
          </table:table-cell>
          <table:table-cell office:value-type="string" office:string-value="2021-07-20">
            <text:p>2021-07-20</text:p>
          </table:table-cell>
          <table:table-cell office:value-type="string" office:string-value="item C">
            <text:p>item C</text:p>
          </table:table-cell>
          <table:table-cell office:value-type="float" office:value="5">
            <text:p>5</text:p>
          </table:table-cell>
          <table:table-cell office:value-type="float" office:value="260">
            <text:p>260</text:p>
          </table:table-cell>
        </table:table-row>
        <table:table-row>
          <table:table-cell office:value-type="float" office:value="154">
            <text:p>154</text:p>
          </table:table-cell>
          <table:table-cell office:value-type="float" office:value="8320210720">
            <text:p>8320210720</text:p>
          </table:table-cell>
          <table:table-cell office:value-type="string" office:string-value="2021-07-20">
            <text:p>2021-07-20</text:p>
          </table:table-cell>
          <table:table-cell office:value-type="string" office:string-value="item D">
            <text:p>item D</text:p>
          </table:table-cell>
          <table:table-cell office:value-type="float" office:value="4">
            <text:p>4</text:p>
          </table:table-cell>
          <table:table-cell office:value-type="float" office:value="260">
            <text:p>260</text:p>
          </table:table-cell>
        </table:table-row>
        <table:table-row>
          <table:table-cell office:value-type="float" office:value="154">
            <text:p>154</text:p>
          </table:table-cell>
          <table:table-cell office:value-type="float" office:value="8320210720">
            <text:p>8320210720</text:p>
          </table:table-cell>
          <table:table-cell office:value-type="string" office:string-value="2021-07-20">
            <text:p>2021-07-20</text:p>
          </table:table-cell>
          <table:table-cell office:value-type="string" office:string-value="item C">
            <text:p>item C</text:p>
          </table:table-cell>
          <table:table-cell office:value-type="float" office:value="3">
            <text:p>3</text:p>
          </table:table-cell>
          <table:table-cell office:value-type="float" office:value="260">
            <text:p>260</text:p>
          </table:table-cell>
        </table:table-row>
        <table:table-row>
          <table:table-cell office:value-type="float" office:value="157">
            <text:p>157</text:p>
          </table:table-cell>
          <table:table-cell office:value-type="float" office:value="8420210721">
            <text:p>8420210721</text:p>
          </table:table-cell>
          <table:table-cell office:value-type="string" office:string-value="2021-07-21">
            <text:p>2021-07-21</text:p>
          </table:table-cell>
          <table:table-cell office:value-type="string" office:string-value="item D">
            <text:p>item D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>
          <table:table-cell office:value-type="float" office:value="158">
            <text:p>158</text:p>
          </table:table-cell>
          <table:table-cell office:value-type="float" office:value="8520210721">
            <text:p>8520210721</text:p>
          </table:table-cell>
          <table:table-cell office:value-type="string" office:string-value="2021-07-21">
            <text:p>2021-07-21</text:p>
          </table:table-cell>
          <table:table-cell office:value-type="string" office:string-value="item C">
            <text:p>item C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159">
            <text:p>159</text:p>
          </table:table-cell>
          <table:table-cell office:value-type="float" office:value="8620210722">
            <text:p>8620210722</text:p>
          </table:table-cell>
          <table:table-cell office:value-type="string" office:string-value="2021-07-22">
            <text:p>2021-07-22</text:p>
          </table:table-cell>
          <table:table-cell office:value-type="string" office:string-value="item D">
            <text:p>item D</text:p>
          </table:table-cell>
          <table:table-cell office:value-type="float" office:value="3">
            <text:p>3</text:p>
          </table:table-cell>
          <table:table-cell office:value-type="float" office:value="165">
            <text:p>165</text:p>
          </table:table-cell>
        </table:table-row>
        <table:table-row>
          <table:table-cell office:value-type="float" office:value="159">
            <text:p>159</text:p>
          </table:table-cell>
          <table:table-cell office:value-type="float" office:value="8620210722">
            <text:p>8620210722</text:p>
          </table:table-cell>
          <table:table-cell office:value-type="string" office:string-value="2021-07-22">
            <text:p>2021-07-22</text:p>
          </table:table-cell>
          <table:table-cell office:value-type="string" office:string-value="item A">
            <text:p>item A</text:p>
          </table:table-cell>
          <table:table-cell office:value-type="float" office:value="3">
            <text:p>3</text:p>
          </table:table-cell>
          <table:table-cell office:value-type="float" office:value="165">
            <text:p>165</text:p>
          </table:table-cell>
        </table:table-row>
        <table:table-row>
          <table:table-cell office:value-type="float" office:value="159">
            <text:p>159</text:p>
          </table:table-cell>
          <table:table-cell office:value-type="float" office:value="8620210722">
            <text:p>8620210722</text:p>
          </table:table-cell>
          <table:table-cell office:value-type="string" office:string-value="2021-07-22">
            <text:p>2021-07-22</text:p>
          </table:table-cell>
          <table:table-cell office:value-type="string" office:string-value="item C">
            <text:p>item C</text:p>
          </table:table-cell>
          <table:table-cell office:value-type="float" office:value="3">
            <text:p>3</text:p>
          </table:table-cell>
          <table:table-cell office:value-type="float" office:value="165">
            <text:p>165</text:p>
          </table:table-cell>
        </table:table-row>
        <table:table-row>
          <table:table-cell office:value-type="float" office:value="162">
            <text:p>162</text:p>
          </table:table-cell>
          <table:table-cell office:value-type="float" office:value="8620210723">
            <text:p>8620210723</text:p>
          </table:table-cell>
          <table:table-cell office:value-type="string" office:string-value="2021-07-23">
            <text:p>2021-07-23</text:p>
          </table:table-cell>
          <table:table-cell office:value-type="string" office:string-value="item D">
            <text:p>item D</text:p>
          </table:table-cell>
          <table:table-cell office:value-type="float" office:value="5">
            <text:p>5</text:p>
          </table:table-cell>
          <table:table-cell office:value-type="float" office:value="385">
            <text:p>385</text:p>
          </table:table-cell>
        </table:table-row>
        <table:table-row>
          <table:table-cell office:value-type="float" office:value="162">
            <text:p>162</text:p>
          </table:table-cell>
          <table:table-cell office:value-type="float" office:value="8620210723">
            <text:p>8620210723</text:p>
          </table:table-cell>
          <table:table-cell office:value-type="string" office:string-value="2021-07-23">
            <text:p>2021-07-23</text:p>
          </table:table-cell>
          <table:table-cell office:value-type="string" office:string-value="item A">
            <text:p>item A</text:p>
          </table:table-cell>
          <table:table-cell office:value-type="float" office:value="5">
            <text:p>5</text:p>
          </table:table-cell>
          <table:table-cell office:value-type="float" office:value="385">
            <text:p>385</text:p>
          </table:table-cell>
        </table:table-row>
        <table:table-row>
          <table:table-cell office:value-type="float" office:value="162">
            <text:p>162</text:p>
          </table:table-cell>
          <table:table-cell office:value-type="float" office:value="8620210723">
            <text:p>8620210723</text:p>
          </table:table-cell>
          <table:table-cell office:value-type="string" office:string-value="2021-07-23">
            <text:p>2021-07-23</text:p>
          </table:table-cell>
          <table:table-cell office:value-type="string" office:string-value="item C">
            <text:p>item C</text:p>
          </table:table-cell>
          <table:table-cell office:value-type="float" office:value="5">
            <text:p>5</text:p>
          </table:table-cell>
          <table:table-cell office:value-type="float" office:value="385">
            <text:p>385</text:p>
          </table:table-cell>
        </table:table-row>
        <table:table-row>
          <table:table-cell office:value-type="float" office:value="162">
            <text:p>162</text:p>
          </table:table-cell>
          <table:table-cell office:value-type="float" office:value="8620210723">
            <text:p>8620210723</text:p>
          </table:table-cell>
          <table:table-cell office:value-type="string" office:string-value="2021-07-23">
            <text:p>2021-07-23</text:p>
          </table:table-cell>
          <table:table-cell office:value-type="string" office:string-value="item A">
            <text:p>item A</text:p>
          </table:table-cell>
          <table:table-cell office:value-type="float" office:value="3">
            <text:p>3</text:p>
          </table:table-cell>
          <table:table-cell office:value-type="float" office:value="385">
            <text:p>385</text:p>
          </table:table-cell>
        </table:table-row>
        <table:table-row>
          <table:table-cell office:value-type="float" office:value="162">
            <text:p>162</text:p>
          </table:table-cell>
          <table:table-cell office:value-type="float" office:value="8620210723">
            <text:p>8620210723</text:p>
          </table:table-cell>
          <table:table-cell office:value-type="string" office:string-value="2021-07-23">
            <text:p>2021-07-23</text:p>
          </table:table-cell>
          <table:table-cell office:value-type="string" office:string-value="item C">
            <text:p>item C</text:p>
          </table:table-cell>
          <table:table-cell office:value-type="float" office:value="4">
            <text:p>4</text:p>
          </table:table-cell>
          <table:table-cell office:value-type="float" office:value="385">
            <text:p>385</text:p>
          </table:table-cell>
        </table:table-row>
        <table:table-row>
          <table:table-cell office:value-type="float" office:value="167">
            <text:p>167</text:p>
          </table:table-cell>
          <table:table-cell office:value-type="float" office:value="8720210723">
            <text:p>8720210723</text:p>
          </table:table-cell>
          <table:table-cell office:value-type="string" office:string-value="2021-07-23">
            <text:p>2021-07-23</text:p>
          </table:table-cell>
          <table:table-cell office:value-type="string" office:string-value="item D">
            <text:p>item D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</table:table-row>
        <table:table-row>
          <table:table-cell office:value-type="float" office:value="168">
            <text:p>168</text:p>
          </table:table-cell>
          <table:table-cell office:value-type="float" office:value="8720210724">
            <text:p>8720210724</text:p>
          </table:table-cell>
          <table:table-cell office:value-type="string" office:string-value="2021-07-24">
            <text:p>2021-07-24</text:p>
          </table:table-cell>
          <table:table-cell office:value-type="string" office:string-value="item B">
            <text:p>item B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>
          <table:table-cell office:value-type="float" office:value="169">
            <text:p>169</text:p>
          </table:table-cell>
          <table:table-cell office:value-type="float" office:value="8820210724">
            <text:p>8820210724</text:p>
          </table:table-cell>
          <table:table-cell office:value-type="string" office:string-value="2021-07-24">
            <text:p>2021-07-24</text:p>
          </table:table-cell>
          <table:table-cell office:value-type="string" office:string-value="item A">
            <text:p>item A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>
          <table:table-cell office:value-type="float" office:value="170">
            <text:p>170</text:p>
          </table:table-cell>
          <table:table-cell office:value-type="float" office:value="8920210724">
            <text:p>8920210724</text:p>
          </table:table-cell>
          <table:table-cell office:value-type="string" office:string-value="2021-07-24">
            <text:p>2021-07-24</text:p>
          </table:table-cell>
          <table:table-cell office:value-type="string" office:string-value="item D">
            <text:p>item D</text:p>
          </table:table-cell>
          <table:table-cell office:value-type="float" office:value="4">
            <text:p>4</text:p>
          </table:table-cell>
          <table:table-cell office:value-type="float" office:value="215">
            <text:p>215</text:p>
          </table:table-cell>
        </table:table-row>
        <table:table-row>
          <table:table-cell office:value-type="float" office:value="170">
            <text:p>170</text:p>
          </table:table-cell>
          <table:table-cell office:value-type="float" office:value="8920210724">
            <text:p>8920210724</text:p>
          </table:table-cell>
          <table:table-cell office:value-type="string" office:string-value="2021-07-24">
            <text:p>2021-07-24</text:p>
          </table:table-cell>
          <table:table-cell office:value-type="string" office:string-value="item B">
            <text:p>item B</text:p>
          </table:table-cell>
          <table:table-cell office:value-type="float" office:value="1">
            <text:p>1</text:p>
          </table:table-cell>
          <table:table-cell office:value-type="float" office:value="215">
            <text:p>215</text:p>
          </table:table-cell>
        </table:table-row>
        <table:table-row>
          <table:table-cell office:value-type="float" office:value="170">
            <text:p>170</text:p>
          </table:table-cell>
          <table:table-cell office:value-type="float" office:value="8920210724">
            <text:p>8920210724</text:p>
          </table:table-cell>
          <table:table-cell office:value-type="string" office:string-value="2021-07-24">
            <text:p>2021-07-24</text:p>
          </table:table-cell>
          <table:table-cell office:value-type="string" office:string-value="item C">
            <text:p>item C</text:p>
          </table:table-cell>
          <table:table-cell office:value-type="float" office:value="5">
            <text:p>5</text:p>
          </table:table-cell>
          <table:table-cell office:value-type="float" office:value="215">
            <text:p>215</text:p>
          </table:table-cell>
        </table:table-row>
        <table:table-row>
          <table:table-cell office:value-type="float" office:value="173">
            <text:p>173</text:p>
          </table:table-cell>
          <table:table-cell office:value-type="float" office:value="9020210725">
            <text:p>9020210725</text:p>
          </table:table-cell>
          <table:table-cell office:value-type="string" office:string-value="2021-07-25">
            <text:p>2021-07-25</text:p>
          </table:table-cell>
          <table:table-cell office:value-type="string" office:string-value="item D">
            <text:p>item D</text:p>
          </table:table-cell>
          <table:table-cell office:value-type="float" office:value="3">
            <text:p>3</text:p>
          </table:table-cell>
          <table:table-cell office:value-type="float" office:value="175">
            <text:p>175</text:p>
          </table:table-cell>
        </table:table-row>
        <table:table-row>
          <table:table-cell office:value-type="float" office:value="173">
            <text:p>173</text:p>
          </table:table-cell>
          <table:table-cell office:value-type="float" office:value="9020210725">
            <text:p>9020210725</text:p>
          </table:table-cell>
          <table:table-cell office:value-type="string" office:string-value="2021-07-25">
            <text:p>2021-07-25</text:p>
          </table:table-cell>
          <table:table-cell office:value-type="string" office:string-value="item B">
            <text:p>item B</text:p>
          </table:table-cell>
          <table:table-cell office:value-type="float" office:value="5">
            <text:p>5</text:p>
          </table:table-cell>
          <table:table-cell office:value-type="float" office:value="175">
            <text:p>175</text:p>
          </table:table-cell>
        </table:table-row>
        <table:table-row>
          <table:table-cell office:value-type="float" office:value="173">
            <text:p>173</text:p>
          </table:table-cell>
          <table:table-cell office:value-type="float" office:value="9020210725">
            <text:p>9020210725</text:p>
          </table:table-cell>
          <table:table-cell office:value-type="string" office:string-value="2021-07-25">
            <text:p>2021-07-25</text:p>
          </table:table-cell>
          <table:table-cell office:value-type="string" office:string-value="item D">
            <text:p>item D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</table:table-row>
        <table:table-row>
          <table:table-cell office:value-type="float" office:value="176">
            <text:p>176</text:p>
          </table:table-cell>
          <table:table-cell office:value-type="float" office:value="9120210725">
            <text:p>9120210725</text:p>
          </table:table-cell>
          <table:table-cell office:value-type="string" office:string-value="2021-07-25">
            <text:p>2021-07-25</text:p>
          </table:table-cell>
          <table:table-cell office:value-type="string" office:string-value="item C">
            <text:p>item C</text:p>
          </table:table-cell>
          <table:table-cell office:value-type="float" office:value="5">
            <text:p>5</text:p>
          </table:table-cell>
          <table:table-cell office:value-type="float" office:value="175">
            <text:p>175</text:p>
          </table:table-cell>
        </table:table-row>
        <table:table-row>
          <table:table-cell office:value-type="float" office:value="176">
            <text:p>176</text:p>
          </table:table-cell>
          <table:table-cell office:value-type="float" office:value="9120210725">
            <text:p>9120210725</text:p>
          </table:table-cell>
          <table:table-cell office:value-type="string" office:string-value="2021-07-25">
            <text:p>2021-07-25</text:p>
          </table:table-cell>
          <table:table-cell office:value-type="string" office:string-value="item B">
            <text:p>item B</text:p>
          </table:table-cell>
          <table:table-cell office:value-type="float" office:value="5">
            <text:p>5</text:p>
          </table:table-cell>
          <table:table-cell office:value-type="float" office:value="175">
            <text:p>175</text:p>
          </table:table-cell>
        </table:table-row>
        <table:table-row>
          <table:table-cell office:value-type="float" office:value="178">
            <text:p>178</text:p>
          </table:table-cell>
          <table:table-cell office:value-type="float" office:value="9220210726">
            <text:p>9220210726</text:p>
          </table:table-cell>
          <table:table-cell office:value-type="string" office:string-value="2021-07-26">
            <text:p>2021-07-26</text:p>
          </table:table-cell>
          <table:table-cell office:value-type="string" office:string-value="item D">
            <text:p>item D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</table:table-row>
        <table:table-row>
          <table:table-cell office:value-type="float" office:value="178">
            <text:p>178</text:p>
          </table:table-cell>
          <table:table-cell office:value-type="float" office:value="9220210726">
            <text:p>9220210726</text:p>
          </table:table-cell>
          <table:table-cell office:value-type="string" office:string-value="2021-07-26">
            <text:p>2021-07-26</text:p>
          </table:table-cell>
          <table:table-cell office:value-type="string" office:string-value="item A">
            <text:p>item A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</table:table-row>
        <table:table-row>
          <table:table-cell office:value-type="float" office:value="180">
            <text:p>180</text:p>
          </table:table-cell>
          <table:table-cell office:value-type="float" office:value="9220210727">
            <text:p>9220210727</text:p>
          </table:table-cell>
          <table:table-cell office:value-type="string" office:string-value="2021-07-27">
            <text:p>2021-07-27</text:p>
          </table:table-cell>
          <table:table-cell office:value-type="string" office:string-value="item A">
            <text:p>item A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>
          <table:table-cell office:value-type="float" office:value="181">
            <text:p>181</text:p>
          </table:table-cell>
          <table:table-cell office:value-type="float" office:value="9320210727">
            <text:p>9320210727</text:p>
          </table:table-cell>
          <table:table-cell office:value-type="string" office:string-value="2021-07-27">
            <text:p>2021-07-27</text:p>
          </table:table-cell>
          <table:table-cell office:value-type="string" office:string-value="item D">
            <text:p>item D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>
          <table:table-cell office:value-type="float" office:value="182">
            <text:p>182</text:p>
          </table:table-cell>
          <table:table-cell office:value-type="float" office:value="9420210728">
            <text:p>9420210728</text:p>
          </table:table-cell>
          <table:table-cell office:value-type="string" office:string-value="2021-07-28">
            <text:p>2021-07-28</text:p>
          </table:table-cell>
          <table:table-cell office:value-type="string" office:string-value="item B">
            <text:p>item B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</table:table-row>
        <table:table-row>
          <table:table-cell office:value-type="float" office:value="183">
            <text:p>183</text:p>
          </table:table-cell>
          <table:table-cell office:value-type="float" office:value="9520210728">
            <text:p>9520210728</text:p>
          </table:table-cell>
          <table:table-cell office:value-type="string" office:string-value="2021-07-28">
            <text:p>2021-07-28</text:p>
          </table:table-cell>
          <table:table-cell office:value-type="string" office:string-value="item D">
            <text:p>item D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</table:table-row>
        <table:table-row>
          <table:table-cell office:value-type="float" office:value="183">
            <text:p>183</text:p>
          </table:table-cell>
          <table:table-cell office:value-type="float" office:value="9520210728">
            <text:p>9520210728</text:p>
          </table:table-cell>
          <table:table-cell office:value-type="string" office:string-value="2021-07-28">
            <text:p>2021-07-28</text:p>
          </table:table-cell>
          <table:table-cell office:value-type="string" office:string-value="item B">
            <text:p>item B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</table:table-row>
        <table:table-row>
          <table:table-cell office:value-type="float" office:value="185">
            <text:p>185</text:p>
          </table:table-cell>
          <table:table-cell office:value-type="float" office:value="9620210729">
            <text:p>9620210729</text:p>
          </table:table-cell>
          <table:table-cell office:value-type="string" office:string-value="2021-07-29">
            <text:p>2021-07-29</text:p>
          </table:table-cell>
          <table:table-cell office:value-type="string" office:string-value="item C">
            <text:p>item C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86">
            <text:p>186</text:p>
          </table:table-cell>
          <table:table-cell office:value-type="float" office:value="9720210729">
            <text:p>9720210729</text:p>
          </table:table-cell>
          <table:table-cell office:value-type="string" office:string-value="2021-07-29">
            <text:p>2021-07-29</text:p>
          </table:table-cell>
          <table:table-cell office:value-type="string" office:string-value="item A">
            <text:p>item A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>
          <table:table-cell office:value-type="float" office:value="186">
            <text:p>186</text:p>
          </table:table-cell>
          <table:table-cell office:value-type="float" office:value="9720210729">
            <text:p>9720210729</text:p>
          </table:table-cell>
          <table:table-cell office:value-type="string" office:string-value="2021-07-29">
            <text:p>2021-07-29</text:p>
          </table:table-cell>
          <table:table-cell office:value-type="string" office:string-value="item B">
            <text:p>item B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</table:table-row>
        <table:table-row>
          <table:table-cell office:value-type="float" office:value="188">
            <text:p>188</text:p>
          </table:table-cell>
          <table:table-cell office:value-type="float" office:value="9720210730">
            <text:p>9720210730</text:p>
          </table:table-cell>
          <table:table-cell office:value-type="string" office:string-value="2021-07-30">
            <text:p>2021-07-30</text:p>
          </table:table-cell>
          <table:table-cell office:value-type="string" office:string-value="item B">
            <text:p>item B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</table:table-row>
        <table:table-row>
          <table:table-cell office:value-type="float" office:value="189">
            <text:p>189</text:p>
          </table:table-cell>
          <table:table-cell office:value-type="float" office:value="9820210730">
            <text:p>9820210730</text:p>
          </table:table-cell>
          <table:table-cell office:value-type="string" office:string-value="2021-07-30">
            <text:p>2021-07-30</text:p>
          </table:table-cell>
          <table:table-cell office:value-type="string" office:string-value="item D">
            <text:p>item D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>
          <table:table-cell office:value-type="float" office:value="190">
            <text:p>190</text:p>
          </table:table-cell>
          <table:table-cell office:value-type="float" office:value="9920210730">
            <text:p>9920210730</text:p>
          </table:table-cell>
          <table:table-cell office:value-type="string" office:string-value="2021-07-30">
            <text:p>2021-07-30</text:p>
          </table:table-cell>
          <table:table-cell office:value-type="string" office:string-value="item A">
            <text:p>item A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91">
            <text:p>191</text:p>
          </table:table-cell>
          <table:table-cell office:value-type="float" office:value="10020210731">
            <text:p>10020210731</text:p>
          </table:table-cell>
          <table:table-cell office:value-type="string" office:string-value="2021-07-31">
            <text:p>2021-07-31</text:p>
          </table:table-cell>
          <table:table-cell office:value-type="string" office:string-value="item A">
            <text:p>item A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92">
            <text:p>192</text:p>
          </table:table-cell>
          <table:table-cell office:value-type="float" office:value="10120210731">
            <text:p>10120210731</text:p>
          </table:table-cell>
          <table:table-cell office:value-type="string" office:string-value="2021-07-31">
            <text:p>2021-07-31</text:p>
          </table:table-cell>
          <table:table-cell office:value-type="string" office:string-value="item D">
            <text:p>item D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</table:table-row>
        <table:table-row>
          <table:table-cell office:value-type="float" office:value="192">
            <text:p>192</text:p>
          </table:table-cell>
          <table:table-cell office:value-type="float" office:value="10120210731">
            <text:p>10120210731</text:p>
          </table:table-cell>
          <table:table-cell office:value-type="string" office:string-value="2021-07-31">
            <text:p>2021-07-31</text:p>
          </table:table-cell>
          <table:table-cell office:value-type="string" office:string-value="item C">
            <text:p>item C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</table:table-row>
        <table:table-row>
          <table:table-cell office:value-type="float" office:value="192">
            <text:p>192</text:p>
          </table:table-cell>
          <table:table-cell office:value-type="float" office:value="10120210731">
            <text:p>10120210731</text:p>
          </table:table-cell>
          <table:table-cell office:value-type="string" office:string-value="2021-07-31">
            <text:p>2021-07-31</text:p>
          </table:table-cell>
          <table:table-cell office:value-type="string" office:string-value="item D">
            <text:p>item D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</table:table-row>
        <table:table-row>
          <table:table-cell office:value-type="float" office:value="192">
            <text:p>192</text:p>
          </table:table-cell>
          <table:table-cell office:value-type="float" office:value="10120210731">
            <text:p>10120210731</text:p>
          </table:table-cell>
          <table:table-cell office:value-type="string" office:string-value="2021-07-31">
            <text:p>2021-07-31</text:p>
          </table:table-cell>
          <table:table-cell office:value-type="string" office:string-value="item B">
            <text:p>item B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</table:table-row>
        <table:table-row>
          <table:table-cell office:value-type="float" office:value="196">
            <text:p>196</text:p>
          </table:table-cell>
          <table:table-cell office:value-type="float" office:value="10220210731">
            <text:p>10220210731</text:p>
          </table:table-cell>
          <table:table-cell office:value-type="string" office:string-value="2021-07-31">
            <text:p>2021-07-31</text:p>
          </table:table-cell>
          <table:table-cell office:value-type="string" office:string-value="item C">
            <text:p>item C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197">
            <text:p>197</text:p>
          </table:table-cell>
          <table:table-cell office:value-type="float" office:value="10220210801">
            <text:p>10220210801</text:p>
          </table:table-cell>
          <table:table-cell office:value-type="string" office:string-value="2021-08-01">
            <text:p>2021-08-01</text:p>
          </table:table-cell>
          <table:table-cell office:value-type="string" office:string-value="item D">
            <text:p>item D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</table:table-row>
        <table:table-row>
          <table:table-cell office:value-type="float" office:value="198">
            <text:p>198</text:p>
          </table:table-cell>
          <table:table-cell office:value-type="float" office:value="10320210801">
            <text:p>10320210801</text:p>
          </table:table-cell>
          <table:table-cell office:value-type="string" office:string-value="2021-08-01">
            <text:p>2021-08-01</text:p>
          </table:table-cell>
          <table:table-cell office:value-type="string" office:string-value="item B">
            <text:p>item B</text:p>
          </table:table-cell>
          <table:table-cell office:value-type="float" office:value="5">
            <text:p>5</text:p>
          </table:table-cell>
          <table:table-cell office:value-type="float" office:value="175">
            <text:p>175</text:p>
          </table:table-cell>
        </table:table-row>
        <table:table-row>
          <table:table-cell office:value-type="float" office:value="198">
            <text:p>198</text:p>
          </table:table-cell>
          <table:table-cell office:value-type="float" office:value="10320210801">
            <text:p>10320210801</text:p>
          </table:table-cell>
          <table:table-cell office:value-type="string" office:string-value="2021-08-01">
            <text:p>2021-08-01</text:p>
          </table:table-cell>
          <table:table-cell office:value-type="string" office:string-value="item C">
            <text:p>item C</text:p>
          </table:table-cell>
          <table:table-cell office:value-type="float" office:value="5">
            <text:p>5</text:p>
          </table:table-cell>
          <table:table-cell office:value-type="float" office:value="175">
            <text:p>175</text:p>
          </table:table-cell>
        </table:table-row>
        <table:table-row>
          <table:table-cell office:value-type="float" office:value="200">
            <text:p>200</text:p>
          </table:table-cell>
          <table:table-cell office:value-type="float" office:value="10420210801">
            <text:p>10420210801</text:p>
          </table:table-cell>
          <table:table-cell office:value-type="string" office:string-value="2021-08-01">
            <text:p>2021-08-01</text:p>
          </table:table-cell>
          <table:table-cell office:value-type="string" office:string-value="item A">
            <text:p>item A</text:p>
          </table:table-cell>
          <table:table-cell office:value-type="float" office:value="5">
            <text:p>5</text:p>
          </table:table-cell>
          <table:table-cell office:value-type="float" office:value="175">
            <text:p>175</text:p>
          </table:table-cell>
        </table:table-row>
        <table:table-row>
          <table:table-cell office:value-type="float" office:value="200">
            <text:p>200</text:p>
          </table:table-cell>
          <table:table-cell office:value-type="float" office:value="10420210801">
            <text:p>10420210801</text:p>
          </table:table-cell>
          <table:table-cell office:value-type="string" office:string-value="2021-08-01">
            <text:p>2021-08-01</text:p>
          </table:table-cell>
          <table:table-cell office:value-type="string" office:string-value="item C">
            <text:p>item C</text:p>
          </table:table-cell>
          <table:table-cell office:value-type="float" office:value="4">
            <text:p>4</text:p>
          </table:table-cell>
          <table:table-cell office:value-type="float" office:value="175">
            <text:p>175</text:p>
          </table:table-cell>
        </table:table-row>
        <table:table-row>
          <table:table-cell office:value-type="float" office:value="200">
            <text:p>200</text:p>
          </table:table-cell>
          <table:table-cell office:value-type="float" office:value="10420210801">
            <text:p>10420210801</text:p>
          </table:table-cell>
          <table:table-cell office:value-type="string" office:string-value="2021-08-01">
            <text:p>2021-08-01</text:p>
          </table:table-cell>
          <table:table-cell office:value-type="string" office:string-value="item B">
            <text:p>item B</text:p>
          </table:table-cell>
          <table:table-cell office:value-type="float" office:value="3">
            <text:p>3</text:p>
          </table:table-cell>
          <table:table-cell office:value-type="float" office:value="175">
            <text:p>175</text:p>
          </table:table-cell>
        </table:table-row>
        <table:table-row>
          <table:table-cell office:value-type="float" office:value="203">
            <text:p>203</text:p>
          </table:table-cell>
          <table:table-cell office:value-type="float" office:value="10420210805">
            <text:p>10420210805</text:p>
          </table:table-cell>
          <table:table-cell office:value-type="string" office:string-value="2021-08-05">
            <text:p>2021-08-05</text:p>
          </table:table-cell>
          <table:table-cell office:value-type="string" office:string-value="item B">
            <text:p>item B</text:p>
          </table:table-cell>
          <table:table-cell office:value-type="float" office:value="3">
            <text:p>3</text:p>
          </table:table-cell>
          <table:table-cell office:value-type="float" office:value="125">
            <text:p>125</text:p>
          </table:table-cell>
        </table:table-row>
        <table:table-row>
          <table:table-cell office:value-type="float" office:value="203">
            <text:p>203</text:p>
          </table:table-cell>
          <table:table-cell office:value-type="float" office:value="10420210805">
            <text:p>10420210805</text:p>
          </table:table-cell>
          <table:table-cell office:value-type="string" office:string-value="2021-08-05">
            <text:p>2021-08-05</text:p>
          </table:table-cell>
          <table:table-cell office:value-type="string" office:string-value="item C">
            <text:p>item C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</table:table-row>
        <table:table-row>
          <table:table-cell office:value-type="float" office:value="205">
            <text:p>205</text:p>
          </table:table-cell>
          <table:table-cell office:value-type="float" office:value="10520210805">
            <text:p>10520210805</text:p>
          </table:table-cell>
          <table:table-cell office:value-type="string" office:string-value="2021-08-05">
            <text:p>2021-08-05</text:p>
          </table:table-cell>
          <table:table-cell office:value-type="string" office:string-value="item D">
            <text:p>item D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>
          <table:table-cell office:value-type="float" office:value="206">
            <text:p>206</text:p>
          </table:table-cell>
          <table:table-cell office:value-type="float" office:value="10520210806">
            <text:p>10520210806</text:p>
          </table:table-cell>
          <table:table-cell office:value-type="string" office:string-value="2021-08-06">
            <text:p>2021-08-06</text:p>
          </table:table-cell>
          <table:table-cell office:value-type="string" office:string-value="item B">
            <text:p>item B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</table:table-row>
        <table:table-row>
          <table:table-cell office:value-type="float" office:value="206">
            <text:p>206</text:p>
          </table:table-cell>
          <table:table-cell office:value-type="float" office:value="10520210806">
            <text:p>10520210806</text:p>
          </table:table-cell>
          <table:table-cell office:value-type="string" office:string-value="2021-08-06">
            <text:p>2021-08-06</text:p>
          </table:table-cell>
          <table:table-cell office:value-type="string" office:string-value="item D">
            <text:p>item D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</table:table-row>
        <table:table-row>
          <table:table-cell office:value-type="float" office:value="206">
            <text:p>206</text:p>
          </table:table-cell>
          <table:table-cell office:value-type="float" office:value="10520210806">
            <text:p>10520210806</text:p>
          </table:table-cell>
          <table:table-cell office:value-type="string" office:string-value="2021-08-06">
            <text:p>2021-08-06</text:p>
          </table:table-cell>
          <table:table-cell office:value-type="string" office:string-value="item C">
            <text:p>item C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</table:table-row>
        <table:table-row>
          <table:table-cell office:value-type="float" office:value="206">
            <text:p>206</text:p>
          </table:table-cell>
          <table:table-cell office:value-type="float" office:value="10520210806">
            <text:p>10520210806</text:p>
          </table:table-cell>
          <table:table-cell office:value-type="string" office:string-value="2021-08-06">
            <text:p>2021-08-06</text:p>
          </table:table-cell>
          <table:table-cell office:value-type="string" office:string-value="item D">
            <text:p>item D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</table:table-row>
        <table:table-row>
          <table:table-cell office:value-type="float" office:value="206">
            <text:p>206</text:p>
          </table:table-cell>
          <table:table-cell office:value-type="float" office:value="10520210806">
            <text:p>10520210806</text:p>
          </table:table-cell>
          <table:table-cell office:value-type="string" office:string-value="2021-08-06">
            <text:p>2021-08-06</text:p>
          </table:table-cell>
          <table:table-cell office:value-type="string" office:string-value="item C">
            <text:p>item C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</table:table-row>
        <table:table-row>
          <table:table-cell office:value-type="float" office:value="211">
            <text:p>211</text:p>
          </table:table-cell>
          <table:table-cell office:value-type="float" office:value="10620210806">
            <text:p>10620210806</text:p>
          </table:table-cell>
          <table:table-cell office:value-type="string" office:string-value="2021-08-06">
            <text:p>2021-08-06</text:p>
          </table:table-cell>
          <table:table-cell office:value-type="string" office:string-value="item D">
            <text:p>item D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>
          <table:table-cell office:value-type="float" office:value="212">
            <text:p>212</text:p>
          </table:table-cell>
          <table:table-cell office:value-type="float" office:value="10720210807">
            <text:p>10720210807</text:p>
          </table:table-cell>
          <table:table-cell office:value-type="string" office:string-value="2021-08-07">
            <text:p>2021-08-07</text:p>
          </table:table-cell>
          <table:table-cell office:value-type="string" office:string-value="item C">
            <text:p>item C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>
          <table:table-cell office:value-type="float" office:value="213">
            <text:p>213</text:p>
          </table:table-cell>
          <table:table-cell office:value-type="float" office:value="10820210807">
            <text:p>10820210807</text:p>
          </table:table-cell>
          <table:table-cell office:value-type="string" office:string-value="2021-08-07">
            <text:p>2021-08-07</text:p>
          </table:table-cell>
          <table:table-cell office:value-type="string" office:string-value="item A">
            <text:p>item 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>
          <table:table-cell office:value-type="float" office:value="213">
            <text:p>213</text:p>
          </table:table-cell>
          <table:table-cell office:value-type="float" office:value="10820210807">
            <text:p>10820210807</text:p>
          </table:table-cell>
          <table:table-cell office:value-type="string" office:string-value="2021-08-07">
            <text:p>2021-08-07</text:p>
          </table:table-cell>
          <table:table-cell office:value-type="string" office:string-value="item C">
            <text:p>item C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>
          <table:table-cell office:value-type="float" office:value="215">
            <text:p>215</text:p>
          </table:table-cell>
          <table:table-cell office:value-type="float" office:value="10920210807">
            <text:p>10920210807</text:p>
          </table:table-cell>
          <table:table-cell office:value-type="string" office:string-value="2021-08-07">
            <text:p>2021-08-07</text:p>
          </table:table-cell>
          <table:table-cell office:value-type="string" office:string-value="item D">
            <text:p>item D</text:p>
          </table:table-cell>
          <table:table-cell office:value-type="float" office:value="5">
            <text:p>5</text:p>
          </table:table-cell>
          <table:table-cell office:value-type="float" office:value="165">
            <text:p>165</text:p>
          </table:table-cell>
        </table:table-row>
        <table:table-row>
          <table:table-cell office:value-type="float" office:value="215">
            <text:p>215</text:p>
          </table:table-cell>
          <table:table-cell office:value-type="float" office:value="10920210807">
            <text:p>10920210807</text:p>
          </table:table-cell>
          <table:table-cell office:value-type="string" office:string-value="2021-08-07">
            <text:p>2021-08-07</text:p>
          </table:table-cell>
          <table:table-cell office:value-type="string" office:string-value="item A">
            <text:p>item A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</table:table-row>
        <table:table-row>
          <table:table-cell office:value-type="float" office:value="217">
            <text:p>217</text:p>
          </table:table-cell>
          <table:table-cell office:value-type="float" office:value="10920210808">
            <text:p>10920210808</text:p>
          </table:table-cell>
          <table:table-cell office:value-type="string" office:string-value="2021-08-08">
            <text:p>2021-08-08</text:p>
          </table:table-cell>
          <table:table-cell office:value-type="string" office:string-value="item C">
            <text:p>item C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>
          <table:table-cell office:value-type="float" office:value="218">
            <text:p>218</text:p>
          </table:table-cell>
          <table:table-cell office:value-type="float" office:value="11020210808">
            <text:p>11020210808</text:p>
          </table:table-cell>
          <table:table-cell office:value-type="string" office:string-value="2021-08-08">
            <text:p>2021-08-08</text:p>
          </table:table-cell>
          <table:table-cell office:value-type="string" office:string-value="item A">
            <text:p>item A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219">
            <text:p>219</text:p>
          </table:table-cell>
          <table:table-cell office:value-type="float" office:value="11120210808">
            <text:p>11120210808</text:p>
          </table:table-cell>
          <table:table-cell office:value-type="string" office:string-value="2021-08-08">
            <text:p>2021-08-08</text:p>
          </table:table-cell>
          <table:table-cell office:value-type="string" office:string-value="item C">
            <text:p>item C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220">
            <text:p>220</text:p>
          </table:table-cell>
          <table:table-cell office:value-type="float" office:value="11220210808">
            <text:p>11220210808</text:p>
          </table:table-cell>
          <table:table-cell office:value-type="string" office:string-value="2021-08-08">
            <text:p>2021-08-08</text:p>
          </table:table-cell>
          <table:table-cell office:value-type="string" office:string-value="item B">
            <text:p>item B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</table:table-row>
        <table:table-row>
          <table:table-cell office:value-type="float" office:value="220">
            <text:p>220</text:p>
          </table:table-cell>
          <table:table-cell office:value-type="float" office:value="11220210808">
            <text:p>11220210808</text:p>
          </table:table-cell>
          <table:table-cell office:value-type="string" office:string-value="2021-08-08">
            <text:p>2021-08-08</text:p>
          </table:table-cell>
          <table:table-cell office:value-type="string" office:string-value="item A">
            <text:p>item A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</table:table-row>
        <table:table-row>
          <table:table-cell office:value-type="float" office:value="220">
            <text:p>220</text:p>
          </table:table-cell>
          <table:table-cell office:value-type="float" office:value="11220210808">
            <text:p>11220210808</text:p>
          </table:table-cell>
          <table:table-cell office:value-type="string" office:string-value="2021-08-08">
            <text:p>2021-08-08</text:p>
          </table:table-cell>
          <table:table-cell office:value-type="string" office:string-value="item C">
            <text:p>item C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</table:table-row>
        <table:table-row>
          <table:table-cell office:value-type="float" office:value="223">
            <text:p>223</text:p>
          </table:table-cell>
          <table:table-cell office:value-type="float" office:value="11320210810">
            <text:p>11320210810</text:p>
          </table:table-cell>
          <table:table-cell office:value-type="string" office:string-value="2021-08-10">
            <text:p>2021-08-10</text:p>
          </table:table-cell>
          <table:table-cell office:value-type="string" office:string-value="item D">
            <text:p>item D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</table:table-row>
        <table:table-row>
          <table:table-cell office:value-type="float" office:value="224">
            <text:p>224</text:p>
          </table:table-cell>
          <table:table-cell office:value-type="float" office:value="11420210810">
            <text:p>11420210810</text:p>
          </table:table-cell>
          <table:table-cell office:value-type="string" office:string-value="2021-08-10">
            <text:p>2021-08-10</text:p>
          </table:table-cell>
          <table:table-cell office:value-type="string" office:string-value="item B">
            <text:p>item B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</table:table-row>
        <table:table-row>
          <table:table-cell office:value-type="float" office:value="225">
            <text:p>225</text:p>
          </table:table-cell>
          <table:table-cell office:value-type="float" office:value="11520210812">
            <text:p>11520210812</text:p>
          </table:table-cell>
          <table:table-cell office:value-type="string" office:string-value="2021-08-12">
            <text:p>2021-08-12</text:p>
          </table:table-cell>
          <table:table-cell office:value-type="string" office:string-value="item D">
            <text:p>item D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</table:table-row>
        <table:table-row>
          <table:table-cell office:value-type="float" office:value="226">
            <text:p>226</text:p>
          </table:table-cell>
          <table:table-cell office:value-type="float" office:value="11620210812">
            <text:p>11620210812</text:p>
          </table:table-cell>
          <table:table-cell office:value-type="string" office:string-value="2021-08-12">
            <text:p>2021-08-12</text:p>
          </table:table-cell>
          <table:table-cell office:value-type="string" office:string-value="item A">
            <text:p>item A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</table:table-row>
        <table:table-row>
          <table:table-cell office:value-type="float" office:value="226">
            <text:p>226</text:p>
          </table:table-cell>
          <table:table-cell office:value-type="float" office:value="11620210812">
            <text:p>11620210812</text:p>
          </table:table-cell>
          <table:table-cell office:value-type="string" office:string-value="2021-08-12">
            <text:p>2021-08-12</text:p>
          </table:table-cell>
          <table:table-cell office:value-type="string" office:string-value="item C">
            <text:p>item C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>
          <table:table-cell office:value-type="float" office:value="228">
            <text:p>228</text:p>
          </table:table-cell>
          <table:table-cell office:value-type="float" office:value="11720210813">
            <text:p>11720210813</text:p>
          </table:table-cell>
          <table:table-cell office:value-type="string" office:string-value="2021-08-13">
            <text:p>2021-08-13</text:p>
          </table:table-cell>
          <table:table-cell office:value-type="string" office:string-value="item C">
            <text:p>item C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</table:table-row>
        <table:table-row>
          <table:table-cell office:value-type="float" office:value="228">
            <text:p>228</text:p>
          </table:table-cell>
          <table:table-cell office:value-type="float" office:value="11720210813">
            <text:p>11720210813</text:p>
          </table:table-cell>
          <table:table-cell office:value-type="string" office:string-value="2021-08-13">
            <text:p>2021-08-13</text:p>
          </table:table-cell>
          <table:table-cell office:value-type="string" office:string-value="item B">
            <text:p>item B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</table:table-row>
        <table:table-row>
          <table:table-cell office:value-type="float" office:value="228">
            <text:p>228</text:p>
          </table:table-cell>
          <table:table-cell office:value-type="float" office:value="11720210813">
            <text:p>11720210813</text:p>
          </table:table-cell>
          <table:table-cell office:value-type="string" office:string-value="2021-08-13">
            <text:p>2021-08-13</text:p>
          </table:table-cell>
          <table:table-cell office:value-type="string" office:string-value="item C">
            <text:p>item C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</table:table-row>
        <table:table-row>
          <table:table-cell office:value-type="float" office:value="231">
            <text:p>231</text:p>
          </table:table-cell>
          <table:table-cell office:value-type="float" office:value="11820210813">
            <text:p>11820210813</text:p>
          </table:table-cell>
          <table:table-cell office:value-type="string" office:string-value="2021-08-13">
            <text:p>2021-08-13</text:p>
          </table:table-cell>
          <table:table-cell office:value-type="string" office:string-value="item B">
            <text:p>item B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</table:table-row>
        <table:table-row>
          <table:table-cell office:value-type="float" office:value="232">
            <text:p>232</text:p>
          </table:table-cell>
          <table:table-cell office:value-type="float" office:value="11920210813">
            <text:p>11920210813</text:p>
          </table:table-cell>
          <table:table-cell office:value-type="string" office:string-value="2021-08-13">
            <text:p>2021-08-13</text:p>
          </table:table-cell>
          <table:table-cell office:value-type="string" office:string-value="item C">
            <text:p>item C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232">
            <text:p>232</text:p>
          </table:table-cell>
          <table:table-cell office:value-type="float" office:value="11920210813">
            <text:p>11920210813</text:p>
          </table:table-cell>
          <table:table-cell office:value-type="string" office:string-value="2021-08-13">
            <text:p>2021-08-13</text:p>
          </table:table-cell>
          <table:table-cell office:value-type="string" office:string-value="item A">
            <text:p>item A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234">
            <text:p>234</text:p>
          </table:table-cell>
          <table:table-cell office:value-type="float" office:value="12020210814">
            <text:p>12020210814</text:p>
          </table:table-cell>
          <table:table-cell office:value-type="string" office:string-value="2021-08-14">
            <text:p>2021-08-14</text:p>
          </table:table-cell>
          <table:table-cell office:value-type="string" office:string-value="item B">
            <text:p>item B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>
          <table:table-cell office:value-type="float" office:value="235">
            <text:p>235</text:p>
          </table:table-cell>
          <table:table-cell office:value-type="float" office:value="12120210814">
            <text:p>12120210814</text:p>
          </table:table-cell>
          <table:table-cell office:value-type="string" office:string-value="2021-08-14">
            <text:p>2021-08-14</text:p>
          </table:table-cell>
          <table:table-cell office:value-type="string" office:string-value="item A">
            <text:p>item A</text:p>
          </table:table-cell>
          <table:table-cell office:value-type="float" office:value="5">
            <text:p>5</text:p>
          </table:table-cell>
          <table:table-cell office:value-type="float" office:value="110">
            <text:p>110</text:p>
          </table:table-cell>
        </table:table-row>
        <table:table-row>
          <table:table-cell office:value-type="float" office:value="235">
            <text:p>235</text:p>
          </table:table-cell>
          <table:table-cell office:value-type="float" office:value="12120210814">
            <text:p>12120210814</text:p>
          </table:table-cell>
          <table:table-cell office:value-type="string" office:string-value="2021-08-14">
            <text:p>2021-08-14</text:p>
          </table:table-cell>
          <table:table-cell office:value-type="string" office:string-value="item B">
            <text:p>item B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</table:table-row>
        <table:table-row>
          <table:table-cell office:value-type="float" office:value="237">
            <text:p>237</text:p>
          </table:table-cell>
          <table:table-cell office:value-type="float" office:value="12220210814">
            <text:p>12220210814</text:p>
          </table:table-cell>
          <table:table-cell office:value-type="string" office:string-value="2021-08-14">
            <text:p>2021-08-14</text:p>
          </table:table-cell>
          <table:table-cell office:value-type="string" office:string-value="item A">
            <text:p>item A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>
          <table:table-cell office:value-type="float" office:value="238">
            <text:p>238</text:p>
          </table:table-cell>
          <table:table-cell office:value-type="float" office:value="12320210815">
            <text:p>12320210815</text:p>
          </table:table-cell>
          <table:table-cell office:value-type="string" office:string-value="2021-08-15">
            <text:p>2021-08-15</text:p>
          </table:table-cell>
          <table:table-cell office:value-type="string" office:string-value="item A">
            <text:p>item A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>
          <table:table-cell office:value-type="float" office:value="239">
            <text:p>239</text:p>
          </table:table-cell>
          <table:table-cell office:value-type="float" office:value="12420210815">
            <text:p>12420210815</text:p>
          </table:table-cell>
          <table:table-cell office:value-type="string" office:string-value="2021-08-15">
            <text:p>2021-08-15</text:p>
          </table:table-cell>
          <table:table-cell office:value-type="string" office:string-value="item D">
            <text:p>item D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12520210815">
            <text:p>12520210815</text:p>
          </table:table-cell>
          <table:table-cell office:value-type="string" office:string-value="2021-08-15">
            <text:p>2021-08-15</text:p>
          </table:table-cell>
          <table:table-cell office:value-type="string" office:string-value="item B">
            <text:p>item B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</table:table-row>
        <table:table-row>
          <table:table-cell office:value-type="float" office:value="241">
            <text:p>241</text:p>
          </table:table-cell>
          <table:table-cell office:value-type="float" office:value="12620210815">
            <text:p>12620210815</text:p>
          </table:table-cell>
          <table:table-cell office:value-type="string" office:string-value="2021-08-15">
            <text:p>2021-08-15</text:p>
          </table:table-cell>
          <table:table-cell office:value-type="string" office:string-value="item C">
            <text:p>item C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>
          <table:table-cell office:value-type="float" office:value="241">
            <text:p>241</text:p>
          </table:table-cell>
          <table:table-cell office:value-type="float" office:value="12620210815">
            <text:p>12620210815</text:p>
          </table:table-cell>
          <table:table-cell office:value-type="string" office:string-value="2021-08-15">
            <text:p>2021-08-15</text:p>
          </table:table-cell>
          <table:table-cell office:value-type="string" office:string-value="item A">
            <text:p>item A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>
          <table:table-cell office:value-type="float" office:value="243">
            <text:p>243</text:p>
          </table:table-cell>
          <table:table-cell office:value-type="float" office:value="12720210815">
            <text:p>12720210815</text:p>
          </table:table-cell>
          <table:table-cell office:value-type="string" office:string-value="2021-08-15">
            <text:p>2021-08-15</text:p>
          </table:table-cell>
          <table:table-cell office:value-type="string" office:string-value="item D">
            <text:p>item D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244">
            <text:p>244</text:p>
          </table:table-cell>
          <table:table-cell office:value-type="float" office:value="12720210816">
            <text:p>12720210816</text:p>
          </table:table-cell>
          <table:table-cell office:value-type="string" office:string-value="2021-08-16">
            <text:p>2021-08-16</text:p>
          </table:table-cell>
          <table:table-cell office:value-type="string" office:string-value="item A">
            <text:p>item A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</table:table-row>
        <table:table-row>
          <table:table-cell office:value-type="float" office:value="244">
            <text:p>244</text:p>
          </table:table-cell>
          <table:table-cell office:value-type="float" office:value="12720210816">
            <text:p>12720210816</text:p>
          </table:table-cell>
          <table:table-cell office:value-type="string" office:string-value="2021-08-16">
            <text:p>2021-08-16</text:p>
          </table:table-cell>
          <table:table-cell office:value-type="string" office:string-value="item D">
            <text:p>item D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</table:table-row>
        <table:table-row>
          <table:table-cell office:value-type="float" office:value="246">
            <text:p>246</text:p>
          </table:table-cell>
          <table:table-cell office:value-type="float" office:value="12820210816">
            <text:p>12820210816</text:p>
          </table:table-cell>
          <table:table-cell office:value-type="string" office:string-value="2021-08-16">
            <text:p>2021-08-16</text:p>
          </table:table-cell>
          <table:table-cell office:value-type="string" office:string-value="item B">
            <text:p>item B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</table:table-row>
        <table:table-row>
          <table:table-cell office:value-type="float" office:value="247">
            <text:p>247</text:p>
          </table:table-cell>
          <table:table-cell office:value-type="float" office:value="12820210817">
            <text:p>12820210817</text:p>
          </table:table-cell>
          <table:table-cell office:value-type="string" office:string-value="2021-08-17">
            <text:p>2021-08-17</text:p>
          </table:table-cell>
          <table:table-cell office:value-type="string" office:string-value="item A">
            <text:p>item A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247">
            <text:p>247</text:p>
          </table:table-cell>
          <table:table-cell office:value-type="float" office:value="12820210817">
            <text:p>12820210817</text:p>
          </table:table-cell>
          <table:table-cell office:value-type="string" office:string-value="2021-08-17">
            <text:p>2021-08-17</text:p>
          </table:table-cell>
          <table:table-cell office:value-type="string" office:string-value="item B">
            <text:p>item B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249">
            <text:p>249</text:p>
          </table:table-cell>
          <table:table-cell office:value-type="float" office:value="12920210818">
            <text:p>12920210818</text:p>
          </table:table-cell>
          <table:table-cell office:value-type="string" office:string-value="2021-08-18">
            <text:p>2021-08-18</text:p>
          </table:table-cell>
          <table:table-cell office:value-type="string" office:string-value="item D">
            <text:p>item D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13020210818">
            <text:p>13020210818</text:p>
          </table:table-cell>
          <table:table-cell office:value-type="string" office:string-value="2021-08-18">
            <text:p>2021-08-18</text:p>
          </table:table-cell>
          <table:table-cell office:value-type="string" office:string-value="item C">
            <text:p>item C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>
          <table:table-cell office:value-type="float" office:value="251">
            <text:p>251</text:p>
          </table:table-cell>
          <table:table-cell office:value-type="float" office:value="13020210819">
            <text:p>13020210819</text:p>
          </table:table-cell>
          <table:table-cell office:value-type="string" office:string-value="2021-08-19">
            <text:p>2021-08-19</text:p>
          </table:table-cell>
          <table:table-cell office:value-type="string" office:string-value="item C">
            <text:p>item C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</table:table-row>
        <table:table-row>
          <table:table-cell office:value-type="float" office:value="251">
            <text:p>251</text:p>
          </table:table-cell>
          <table:table-cell office:value-type="float" office:value="13020210819">
            <text:p>13020210819</text:p>
          </table:table-cell>
          <table:table-cell office:value-type="string" office:string-value="2021-08-19">
            <text:p>2021-08-19</text:p>
          </table:table-cell>
          <table:table-cell office:value-type="string" office:string-value="item B">
            <text:p>item B</text:p>
          </table:table-cell>
          <table:table-cell office:value-type="float" office:value="3">
            <text:p>3</text:p>
          </table:table-cell>
          <table:table-cell office:value-type="float" office:value="145">
            <text:p>145</text:p>
          </table:table-cell>
        </table:table-row>
        <table:table-row>
          <table:table-cell office:value-type="float" office:value="253">
            <text:p>253</text:p>
          </table:table-cell>
          <table:table-cell office:value-type="float" office:value="13120210820">
            <text:p>13120210820</text:p>
          </table:table-cell>
          <table:table-cell office:value-type="string" office:string-value="2021-08-20">
            <text:p>2021-08-20</text:p>
          </table:table-cell>
          <table:table-cell office:value-type="string" office:string-value="item B">
            <text:p>item B</text:p>
          </table:table-cell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</table:table-row>
        <table:table-row>
          <table:table-cell office:value-type="float" office:value="253">
            <text:p>253</text:p>
          </table:table-cell>
          <table:table-cell office:value-type="float" office:value="13120210820">
            <text:p>13120210820</text:p>
          </table:table-cell>
          <table:table-cell office:value-type="string" office:string-value="2021-08-20">
            <text:p>2021-08-20</text:p>
          </table:table-cell>
          <table:table-cell office:value-type="string" office:string-value="item C">
            <text:p>item C</text:p>
          </table:table-cell>
          <table:table-cell office:value-type="float" office:value="3">
            <text:p>3</text:p>
          </table:table-cell>
          <table:table-cell office:value-type="float" office:value="235">
            <text:p>235</text:p>
          </table:table-cell>
        </table:table-row>
        <table:table-row>
          <table:table-cell office:value-type="float" office:value="253">
            <text:p>253</text:p>
          </table:table-cell>
          <table:table-cell office:value-type="float" office:value="13120210820">
            <text:p>13120210820</text:p>
          </table:table-cell>
          <table:table-cell office:value-type="string" office:string-value="2021-08-20">
            <text:p>2021-08-20</text:p>
          </table:table-cell>
          <table:table-cell office:value-type="string" office:string-value="item A">
            <text:p>item A</text:p>
          </table:table-cell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</table:table-row>
        <table:table-row>
          <table:table-cell office:value-type="float" office:value="253">
            <text:p>253</text:p>
          </table:table-cell>
          <table:table-cell office:value-type="float" office:value="13120210820">
            <text:p>13120210820</text:p>
          </table:table-cell>
          <table:table-cell office:value-type="string" office:string-value="2021-08-20">
            <text:p>2021-08-20</text:p>
          </table:table-cell>
          <table:table-cell office:value-type="string" office:string-value="item D">
            <text:p>item D</text:p>
          </table:table-cell>
          <table:table-cell office:value-type="float" office:value="2">
            <text:p>2</text:p>
          </table:table-cell>
          <table:table-cell office:value-type="float" office:value="235">
            <text:p>235</text:p>
          </table:table-cell>
        </table:table-row>
        <table:table-row>
          <table:table-cell office:value-type="float" office:value="257">
            <text:p>257</text:p>
          </table:table-cell>
          <table:table-cell office:value-type="float" office:value="13220210821">
            <text:p>13220210821</text:p>
          </table:table-cell>
          <table:table-cell office:value-type="string" office:string-value="2021-08-21">
            <text:p>2021-08-21</text:p>
          </table:table-cell>
          <table:table-cell office:value-type="string" office:string-value="item D">
            <text:p>item D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258">
            <text:p>258</text:p>
          </table:table-cell>
          <table:table-cell office:value-type="float" office:value="13320210821">
            <text:p>13320210821</text:p>
          </table:table-cell>
          <table:table-cell office:value-type="string" office:string-value="2021-08-21">
            <text:p>2021-08-21</text:p>
          </table:table-cell>
          <table:table-cell office:value-type="string" office:string-value="item A">
            <text:p>item A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</table:table-row>
        <table:table-row>
          <table:table-cell office:value-type="float" office:value="258">
            <text:p>258</text:p>
          </table:table-cell>
          <table:table-cell office:value-type="float" office:value="13320210821">
            <text:p>13320210821</text:p>
          </table:table-cell>
          <table:table-cell office:value-type="string" office:string-value="2021-08-21">
            <text:p>2021-08-21</text:p>
          </table:table-cell>
          <table:table-cell office:value-type="string" office:string-value="item D">
            <text:p>item 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</table:table-row>
        <table:table-row>
          <table:table-cell office:value-type="float" office:value="258">
            <text:p>258</text:p>
          </table:table-cell>
          <table:table-cell office:value-type="float" office:value="13320210821">
            <text:p>13320210821</text:p>
          </table:table-cell>
          <table:table-cell office:value-type="string" office:string-value="2021-08-21">
            <text:p>2021-08-21</text:p>
          </table:table-cell>
          <table:table-cell office:value-type="string" office:string-value="item C">
            <text:p>item C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</table:table-row>
        <table:table-row>
          <table:table-cell office:value-type="float" office:value="261">
            <text:p>261</text:p>
          </table:table-cell>
          <table:table-cell office:value-type="float" office:value="13420210822">
            <text:p>13420210822</text:p>
          </table:table-cell>
          <table:table-cell office:value-type="string" office:string-value="2021-08-22">
            <text:p>2021-08-22</text:p>
          </table:table-cell>
          <table:table-cell office:value-type="string" office:string-value="item B">
            <text:p>item B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</table:table-row>
        <table:table-row>
          <table:table-cell office:value-type="float" office:value="261">
            <text:p>261</text:p>
          </table:table-cell>
          <table:table-cell office:value-type="float" office:value="13420210822">
            <text:p>13420210822</text:p>
          </table:table-cell>
          <table:table-cell office:value-type="string" office:string-value="2021-08-22">
            <text:p>2021-08-22</text:p>
          </table:table-cell>
          <table:table-cell office:value-type="string" office:string-value="item D">
            <text:p>item D</text:p>
          </table:table-cell>
          <table:table-cell office:value-type="float" office:value="4">
            <text:p>4</text:p>
          </table:table-cell>
          <table:table-cell office:value-type="float" office:value="240">
            <text:p>240</text:p>
          </table:table-cell>
        </table:table-row>
        <table:table-row>
          <table:table-cell office:value-type="float" office:value="261">
            <text:p>261</text:p>
          </table:table-cell>
          <table:table-cell office:value-type="float" office:value="13420210822">
            <text:p>13420210822</text:p>
          </table:table-cell>
          <table:table-cell office:value-type="string" office:string-value="2021-08-22">
            <text:p>2021-08-22</text:p>
          </table:table-cell>
          <table:table-cell office:value-type="string" office:string-value="item A">
            <text:p>item A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</table:table-row>
        <table:table-row>
          <table:table-cell office:value-type="float" office:value="261">
            <text:p>261</text:p>
          </table:table-cell>
          <table:table-cell office:value-type="float" office:value="13420210822">
            <text:p>13420210822</text:p>
          </table:table-cell>
          <table:table-cell office:value-type="string" office:string-value="2021-08-22">
            <text:p>2021-08-22</text:p>
          </table:table-cell>
          <table:table-cell office:value-type="string" office:string-value="item C">
            <text:p>item C</text:p>
          </table:table-cell>
          <table:table-cell office:value-type="float" office:value="5">
            <text:p>5</text:p>
          </table:table-cell>
          <table:table-cell office:value-type="float" office:value="240">
            <text:p>240</text:p>
          </table:table-cell>
        </table:table-row>
        <table:table-row>
          <table:table-cell office:value-type="float" office:value="265">
            <text:p>265</text:p>
          </table:table-cell>
          <table:table-cell office:value-type="float" office:value="13520210823">
            <text:p>13520210823</text:p>
          </table:table-cell>
          <table:table-cell office:value-type="string" office:string-value="2021-08-23">
            <text:p>2021-08-23</text:p>
          </table:table-cell>
          <table:table-cell office:value-type="string" office:string-value="item B">
            <text:p>item B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</table:table-row>
        <table:table-row>
          <table:table-cell office:value-type="float" office:value="265">
            <text:p>265</text:p>
          </table:table-cell>
          <table:table-cell office:value-type="float" office:value="13520210823">
            <text:p>13520210823</text:p>
          </table:table-cell>
          <table:table-cell office:value-type="string" office:string-value="2021-08-23">
            <text:p>2021-08-23</text:p>
          </table:table-cell>
          <table:table-cell office:value-type="string" office:string-value="item A">
            <text:p>item A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>
          <table:table-cell office:value-type="float" office:value="267">
            <text:p>267</text:p>
          </table:table-cell>
          <table:table-cell office:value-type="float" office:value="13620210823">
            <text:p>13620210823</text:p>
          </table:table-cell>
          <table:table-cell office:value-type="string" office:string-value="2021-08-23">
            <text:p>2021-08-23</text:p>
          </table:table-cell>
          <table:table-cell office:value-type="string" office:string-value="item D">
            <text:p>item D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>
          <table:table-cell office:value-type="float" office:value="268">
            <text:p>268</text:p>
          </table:table-cell>
          <table:table-cell office:value-type="float" office:value="13720210824">
            <text:p>13720210824</text:p>
          </table:table-cell>
          <table:table-cell office:value-type="string" office:string-value="2021-08-24">
            <text:p>2021-08-24</text:p>
          </table:table-cell>
          <table:table-cell office:value-type="string" office:string-value="item D">
            <text:p>item D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269">
            <text:p>269</text:p>
          </table:table-cell>
          <table:table-cell office:value-type="float" office:value="13820210824">
            <text:p>13820210824</text:p>
          </table:table-cell>
          <table:table-cell office:value-type="string" office:string-value="2021-08-24">
            <text:p>2021-08-24</text:p>
          </table:table-cell>
          <table:table-cell office:value-type="string" office:string-value="item A">
            <text:p>item A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</table:table-row>
        <table:table-row>
          <table:table-cell office:value-type="float" office:value="269">
            <text:p>269</text:p>
          </table:table-cell>
          <table:table-cell office:value-type="float" office:value="13820210824">
            <text:p>13820210824</text:p>
          </table:table-cell>
          <table:table-cell office:value-type="string" office:string-value="2021-08-24">
            <text:p>2021-08-24</text:p>
          </table:table-cell>
          <table:table-cell office:value-type="string" office:string-value="item D">
            <text:p>item D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</table:table-row>
        <table:table-row>
          <table:table-cell office:value-type="float" office:value="271">
            <text:p>271</text:p>
          </table:table-cell>
          <table:table-cell office:value-type="float" office:value="13820210825">
            <text:p>13820210825</text:p>
          </table:table-cell>
          <table:table-cell office:value-type="string" office:string-value="2021-08-25">
            <text:p>2021-08-25</text:p>
          </table:table-cell>
          <table:table-cell office:value-type="string" office:string-value="item C">
            <text:p>item C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>
          <table:table-cell office:value-type="float" office:value="272">
            <text:p>272</text:p>
          </table:table-cell>
          <table:table-cell office:value-type="float" office:value="13920210825">
            <text:p>13920210825</text:p>
          </table:table-cell>
          <table:table-cell office:value-type="string" office:string-value="2021-08-25">
            <text:p>2021-08-25</text:p>
          </table:table-cell>
          <table:table-cell office:value-type="string" office:string-value="item D">
            <text:p>item D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>
          <table:table-cell office:value-type="float" office:value="273">
            <text:p>273</text:p>
          </table:table-cell>
          <table:table-cell office:value-type="float" office:value="14020210826">
            <text:p>14020210826</text:p>
          </table:table-cell>
          <table:table-cell office:value-type="string" office:string-value="2021-08-26">
            <text:p>2021-08-26</text:p>
          </table:table-cell>
          <table:table-cell office:value-type="string" office:string-value="item A">
            <text:p>item A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</table:table-row>
        <table:table-row>
          <table:table-cell office:value-type="float" office:value="273">
            <text:p>273</text:p>
          </table:table-cell>
          <table:table-cell office:value-type="float" office:value="14020210826">
            <text:p>14020210826</text:p>
          </table:table-cell>
          <table:table-cell office:value-type="string" office:string-value="2021-08-26">
            <text:p>2021-08-26</text:p>
          </table:table-cell>
          <table:table-cell office:value-type="string" office:string-value="item C">
            <text:p>item C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</table:table-row>
        <table:table-row>
          <table:table-cell office:value-type="float" office:value="273">
            <text:p>273</text:p>
          </table:table-cell>
          <table:table-cell office:value-type="float" office:value="14020210826">
            <text:p>14020210826</text:p>
          </table:table-cell>
          <table:table-cell office:value-type="string" office:string-value="2021-08-26">
            <text:p>2021-08-26</text:p>
          </table:table-cell>
          <table:table-cell office:value-type="string" office:string-value="item B">
            <text:p>item B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</table:table-row>
        <table:table-row>
          <table:table-cell office:value-type="float" office:value="276">
            <text:p>276</text:p>
          </table:table-cell>
          <table:table-cell office:value-type="float" office:value="14120210827">
            <text:p>14120210827</text:p>
          </table:table-cell>
          <table:table-cell office:value-type="string" office:string-value="2021-08-27">
            <text:p>2021-08-27</text:p>
          </table:table-cell>
          <table:table-cell office:value-type="string" office:string-value="item A">
            <text:p>item A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276">
            <text:p>276</text:p>
          </table:table-cell>
          <table:table-cell office:value-type="float" office:value="14120210827">
            <text:p>14120210827</text:p>
          </table:table-cell>
          <table:table-cell office:value-type="string" office:string-value="2021-08-27">
            <text:p>2021-08-27</text:p>
          </table:table-cell>
          <table:table-cell office:value-type="string" office:string-value="item B">
            <text:p>item B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276">
            <text:p>276</text:p>
          </table:table-cell>
          <table:table-cell office:value-type="float" office:value="14120210827">
            <text:p>14120210827</text:p>
          </table:table-cell>
          <table:table-cell office:value-type="string" office:string-value="2021-08-27">
            <text:p>2021-08-27</text:p>
          </table:table-cell>
          <table:table-cell office:value-type="string" office:string-value="item D">
            <text:p>item D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279">
            <text:p>279</text:p>
          </table:table-cell>
          <table:table-cell office:value-type="float" office:value="14220210828">
            <text:p>14220210828</text:p>
          </table:table-cell>
          <table:table-cell office:value-type="string" office:string-value="2021-08-28">
            <text:p>2021-08-28</text:p>
          </table:table-cell>
          <table:table-cell office:value-type="string" office:string-value="item D">
            <text:p>item D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280">
            <text:p>280</text:p>
          </table:table-cell>
          <table:table-cell office:value-type="float" office:value="14320210828">
            <text:p>14320210828</text:p>
          </table:table-cell>
          <table:table-cell office:value-type="string" office:string-value="2021-08-28">
            <text:p>2021-08-28</text:p>
          </table:table-cell>
          <table:table-cell office:value-type="string" office:string-value="item A">
            <text:p>item A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>
          <table:table-cell office:value-type="float" office:value="280">
            <text:p>280</text:p>
          </table:table-cell>
          <table:table-cell office:value-type="float" office:value="14320210828">
            <text:p>14320210828</text:p>
          </table:table-cell>
          <table:table-cell office:value-type="string" office:string-value="2021-08-28">
            <text:p>2021-08-28</text:p>
          </table:table-cell>
          <table:table-cell office:value-type="string" office:string-value="item C">
            <text:p>item C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>
          <table:table-cell office:value-type="float" office:value="282">
            <text:p>282</text:p>
          </table:table-cell>
          <table:table-cell office:value-type="float" office:value="14320210829">
            <text:p>14320210829</text:p>
          </table:table-cell>
          <table:table-cell office:value-type="string" office:string-value="2021-08-29">
            <text:p>2021-08-29</text:p>
          </table:table-cell>
          <table:table-cell office:value-type="string" office:string-value="item D">
            <text:p>item D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</table:table-row>
        <table:table-row>
          <table:table-cell office:value-type="float" office:value="282">
            <text:p>282</text:p>
          </table:table-cell>
          <table:table-cell office:value-type="float" office:value="14320210829">
            <text:p>14320210829</text:p>
          </table:table-cell>
          <table:table-cell office:value-type="string" office:string-value="2021-08-29">
            <text:p>2021-08-29</text:p>
          </table:table-cell>
          <table:table-cell office:value-type="string" office:string-value="item C">
            <text:p>item C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</table:table-row>
        <table:table-row>
          <table:table-cell office:value-type="float" office:value="282">
            <text:p>282</text:p>
          </table:table-cell>
          <table:table-cell office:value-type="float" office:value="14320210829">
            <text:p>14320210829</text:p>
          </table:table-cell>
          <table:table-cell office:value-type="string" office:string-value="2021-08-29">
            <text:p>2021-08-29</text:p>
          </table:table-cell>
          <table:table-cell office:value-type="string" office:string-value="item A">
            <text:p>item A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</table:table-row>
        <table:table-row>
          <table:table-cell office:value-type="float" office:value="285">
            <text:p>285</text:p>
          </table:table-cell>
          <table:table-cell office:value-type="float" office:value="14420210829">
            <text:p>14420210829</text:p>
          </table:table-cell>
          <table:table-cell office:value-type="string" office:string-value="2021-08-29">
            <text:p>2021-08-29</text:p>
          </table:table-cell>
          <table:table-cell office:value-type="string" office:string-value="item B">
            <text:p>item B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</table:table-row>
        <table:table-row>
          <table:table-cell office:value-type="float" office:value="285">
            <text:p>285</text:p>
          </table:table-cell>
          <table:table-cell office:value-type="float" office:value="14420210829">
            <text:p>14420210829</text:p>
          </table:table-cell>
          <table:table-cell office:value-type="string" office:string-value="2021-08-29">
            <text:p>2021-08-29</text:p>
          </table:table-cell>
          <table:table-cell office:value-type="string" office:string-value="item D">
            <text:p>item D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</table:table-row>
        <table:table-row>
          <table:table-cell office:value-type="float" office:value="287">
            <text:p>287</text:p>
          </table:table-cell>
          <table:table-cell office:value-type="float" office:value="14420210830">
            <text:p>14420210830</text:p>
          </table:table-cell>
          <table:table-cell office:value-type="string" office:string-value="2021-08-30">
            <text:p>2021-08-30</text:p>
          </table:table-cell>
          <table:table-cell office:value-type="string" office:string-value="item A">
            <text:p>item A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>
          <table:table-cell office:value-type="float" office:value="288">
            <text:p>288</text:p>
          </table:table-cell>
          <table:table-cell office:value-type="float" office:value="14520210830">
            <text:p>14520210830</text:p>
          </table:table-cell>
          <table:table-cell office:value-type="string" office:string-value="2021-08-30">
            <text:p>2021-08-30</text:p>
          </table:table-cell>
          <table:table-cell office:value-type="string" office:string-value="item D">
            <text:p>item D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>
          <table:table-cell office:value-type="float" office:value="289">
            <text:p>289</text:p>
          </table:table-cell>
          <table:table-cell office:value-type="float" office:value="14520210831">
            <text:p>14520210831</text:p>
          </table:table-cell>
          <table:table-cell office:value-type="string" office:string-value="2021-08-31">
            <text:p>2021-08-31</text:p>
          </table:table-cell>
          <table:table-cell office:value-type="string" office:string-value="item D">
            <text:p>item D</text:p>
          </table:table-cell>
          <table:table-cell office:value-type="float" office:value="3">
            <text:p>3</text:p>
          </table:table-cell>
          <table:table-cell office:value-type="float" office:value="205">
            <text:p>205</text:p>
          </table:table-cell>
        </table:table-row>
        <table:table-row>
          <table:table-cell office:value-type="float" office:value="289">
            <text:p>289</text:p>
          </table:table-cell>
          <table:table-cell office:value-type="float" office:value="14520210831">
            <text:p>14520210831</text:p>
          </table:table-cell>
          <table:table-cell office:value-type="string" office:string-value="2021-08-31">
            <text:p>2021-08-31</text:p>
          </table:table-cell>
          <table:table-cell office:value-type="string" office:string-value="item C">
            <text:p>item C</text:p>
          </table:table-cell>
          <table:table-cell office:value-type="float" office:value="5">
            <text:p>5</text:p>
          </table:table-cell>
          <table:table-cell office:value-type="float" office:value="205">
            <text:p>205</text:p>
          </table:table-cell>
        </table:table-row>
        <table:table-row>
          <table:table-cell office:value-type="float" office:value="289">
            <text:p>289</text:p>
          </table:table-cell>
          <table:table-cell office:value-type="float" office:value="14520210831">
            <text:p>14520210831</text:p>
          </table:table-cell>
          <table:table-cell office:value-type="string" office:string-value="2021-08-31">
            <text:p>2021-08-31</text:p>
          </table:table-cell>
          <table:table-cell office:value-type="string" office:string-value="item A">
            <text:p>item A</text:p>
          </table:table-cell>
          <table:table-cell office:value-type="float" office:value="3">
            <text:p>3</text:p>
          </table:table-cell>
          <table:table-cell office:value-type="float" office:value="205">
            <text:p>205</text:p>
          </table:table-cell>
        </table:table-row>
        <table:table-row>
          <table:table-cell office:value-type="float" office:value="292">
            <text:p>292</text:p>
          </table:table-cell>
          <table:table-cell office:value-type="float" office:value="14620210901">
            <text:p>14620210901</text:p>
          </table:table-cell>
          <table:table-cell office:value-type="string" office:string-value="2021-09-01">
            <text:p>2021-09-01</text:p>
          </table:table-cell>
          <table:table-cell office:value-type="string" office:string-value="item D">
            <text:p>item D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>
          <table:table-cell office:value-type="float" office:value="293">
            <text:p>293</text:p>
          </table:table-cell>
          <table:table-cell office:value-type="float" office:value="14720210901">
            <text:p>14720210901</text:p>
          </table:table-cell>
          <table:table-cell office:value-type="string" office:string-value="2021-09-01">
            <text:p>2021-09-01</text:p>
          </table:table-cell>
          <table:table-cell office:value-type="string" office:string-value="item A">
            <text:p>item A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</table:table-row>
        <table:table-row>
          <table:table-cell office:value-type="float" office:value="293">
            <text:p>293</text:p>
          </table:table-cell>
          <table:table-cell office:value-type="float" office:value="14720210901">
            <text:p>14720210901</text:p>
          </table:table-cell>
          <table:table-cell office:value-type="string" office:string-value="2021-09-01">
            <text:p>2021-09-01</text:p>
          </table:table-cell>
          <table:table-cell office:value-type="string" office:string-value="item C">
            <text:p>item C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